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91.74pt"/>
    </style:style>
    <style:style style:name="co2" style:family="table-column">
      <style:table-column-properties fo:break-before="auto" style:column-width="450.34pt"/>
    </style:style>
    <style:style style:name="co3" style:family="table-column">
      <style:table-column-properties fo:break-before="auto" style:column-width="108.6pt"/>
    </style:style>
    <style:style style:name="co4" style:family="table-column">
      <style:table-column-properties fo:break-before="auto" style:column-width="75.29pt"/>
    </style:style>
    <style:style style:name="co5" style:family="table-column">
      <style:table-column-properties fo:break-before="auto" style:column-width="36.45pt"/>
    </style:style>
    <style:style style:name="co6" style:family="table-column">
      <style:table-column-properties fo:break-before="auto" style:column-width="38.04pt"/>
    </style:style>
    <style:style style:name="co7" style:family="table-column">
      <style:table-column-properties fo:break-before="auto" style:column-width="50.74pt"/>
    </style:style>
    <style:style style:name="co8" style:family="table-column">
      <style:table-column-properties fo:break-before="auto" style:column-width="202.96pt"/>
    </style:style>
    <style:style style:name="co9" style:family="table-column">
      <style:table-column-properties fo:break-before="auto" style:column-width="298.09pt"/>
    </style:style>
    <style:style style:name="co10" style:family="table-column">
      <style:table-column-properties fo:break-before="auto" style:column-width="355.21pt"/>
    </style:style>
    <style:style style:name="co11" style:family="table-column">
      <style:table-column-properties fo:break-before="auto" style:column-width="110.21pt"/>
    </style:style>
    <style:style style:name="co12" style:family="table-column">
      <style:table-column-properties fo:break-before="auto" style:column-width="156.19pt"/>
    </style:style>
    <style:style style:name="co13" style:family="table-column">
      <style:table-column-properties fo:break-before="auto" style:column-width="310.79pt"/>
    </style:style>
    <style:style style:name="co14" style:family="table-column">
      <style:table-column-properties fo:break-before="auto" style:column-width="99.1pt"/>
    </style:style>
    <style:style style:name="co15" style:family="table-column">
      <style:table-column-properties fo:break-before="auto" style:column-width="306.06pt"/>
    </style:style>
    <style:style style:name="co16" style:family="table-column">
      <style:table-column-properties fo:break-before="auto" style:column-width="177.59pt"/>
    </style:style>
    <style:style style:name="co17" style:family="table-column">
      <style:table-column-properties fo:break-before="auto" style:column-width="353.59pt"/>
    </style:style>
    <style:style style:name="co18" style:family="table-column">
      <style:table-column-properties fo:break-before="auto" style:column-width="150.66pt"/>
    </style:style>
    <style:style style:name="co19" style:family="table-column">
      <style:table-column-properties fo:break-before="auto" style:column-width="305.26pt"/>
    </style:style>
    <style:style style:name="co20" style:family="table-column">
      <style:table-column-properties fo:break-before="auto" style:column-width="126.85pt"/>
    </style:style>
    <style:style style:name="co21" style:family="table-column">
      <style:table-column-properties fo:break-before="auto" style:column-width="181.56pt"/>
    </style:style>
    <style:style style:name="co22" style:family="table-column">
      <style:table-column-properties fo:break-before="auto" style:column-width="363.91pt"/>
    </style:style>
    <style:style style:name="co23" style:family="table-column">
      <style:table-column-properties fo:break-before="auto" style:column-width="149.05pt"/>
    </style:style>
    <style:style style:name="co24" style:family="table-column">
      <style:table-column-properties fo:break-before="auto" style:column-width="167.3pt"/>
    </style:style>
    <style:style style:name="co25" style:family="table-column">
      <style:table-column-properties fo:break-before="auto" style:column-width="303.65pt"/>
    </style:style>
    <style:style style:name="co26" style:family="table-column">
      <style:table-column-properties fo:break-before="auto" style:column-width="133.99pt"/>
    </style:style>
    <style:style style:name="co27" style:family="table-column">
      <style:table-column-properties fo:break-before="auto" style:column-width="137.96pt"/>
    </style:style>
    <style:style style:name="co28" style:family="table-column">
      <style:table-column-properties fo:break-before="auto" style:column-width="322.7pt"/>
    </style:style>
    <style:style style:name="co29" style:family="table-column">
      <style:table-column-properties fo:break-before="auto" style:column-width="118.15pt"/>
    </style:style>
    <style:style style:name="co30" style:family="table-column">
      <style:table-column-properties fo:break-before="auto" style:column-width="130.79pt"/>
    </style:style>
    <style:style style:name="co31" style:family="table-column">
      <style:table-column-properties fo:break-before="auto" style:column-width="252.11pt"/>
    </style:style>
    <style:style style:name="co32" style:family="table-column">
      <style:table-column-properties fo:break-before="auto" style:column-width="129.26pt"/>
    </style:style>
    <style:style style:name="co33" style:family="table-column">
      <style:table-column-properties fo:break-before="auto" style:column-width="106.24pt"/>
    </style:style>
    <style:style style:name="co34" style:family="table-column">
      <style:table-column-properties fo:break-before="auto" style:column-width="155.4pt"/>
    </style:style>
    <style:style style:name="co35" style:family="table-column">
      <style:table-column-properties fo:break-before="auto" style:column-width="168.86pt"/>
    </style:style>
    <style:style style:name="co36" style:family="table-column">
      <style:table-column-properties fo:break-before="auto" style:column-width="407.51pt"/>
    </style:style>
    <style:style style:name="co37" style:family="table-column">
      <style:table-column-properties fo:break-before="auto" style:column-width="134.79pt"/>
    </style:style>
    <style:style style:name="co38" style:family="table-column">
      <style:table-column-properties fo:break-before="auto" style:column-width="141.9pt"/>
    </style:style>
    <style:style style:name="co39" style:family="table-column">
      <style:table-column-properties fo:break-before="auto" style:column-width="382.14pt"/>
    </style:style>
    <style:style style:name="co40" style:family="table-column">
      <style:table-column-properties fo:break-before="auto" style:column-width="145.11pt"/>
    </style:style>
    <style:style style:name="ro1" style:family="table-row">
      <style:table-row-properties style:row-height="12.76pt" fo:break-before="auto" style:use-optimal-row-height="false"/>
    </style:style>
    <style:style style:name="ro2" style:family="table-row">
      <style:table-row-properties style:row-height="101.99pt" fo:break-before="auto" style:use-optimal-row-height="false"/>
    </style:style>
    <style:style style:name="ro3" style:family="table-row">
      <style:table-row-properties style:row-height="38.24pt" fo:break-before="auto" style:use-optimal-row-height="false"/>
    </style:style>
    <style:style style:name="ro4" style:family="table-row">
      <style:table-row-properties style:row-height="63.75pt" fo:break-before="auto" style:use-optimal-row-height="false"/>
    </style:style>
    <style:style style:name="ro5" style:family="table-row">
      <style:table-row-properties style:row-height="25.51pt" fo:break-before="auto" style:use-optimal-row-height="false"/>
    </style:style>
    <style:style style:name="ro6" style:family="table-row">
      <style:table-row-properties style:row-height="114.75pt" fo:break-before="auto" style:use-optimal-row-height="false"/>
    </style:style>
    <style:style style:name="ro7" style:family="table-row">
      <style:table-row-properties style:row-height="293.24pt" fo:break-before="auto" style:use-optimal-row-height="false"/>
    </style:style>
    <style:style style:name="ro8" style:family="table-row">
      <style:table-row-properties style:row-height="204.01pt" fo:break-before="auto" style:use-optimal-row-height="false"/>
    </style:style>
    <style:style style:name="ro9" style:family="table-row">
      <style:table-row-properties style:row-height="280.49pt" fo:break-before="auto" style:use-optimal-row-height="false"/>
    </style:style>
    <style:style style:name="ro10" style:family="table-row">
      <style:table-row-properties style:row-height="89.26pt" fo:break-before="auto" style:use-optimal-row-height="false"/>
    </style:style>
    <style:style style:name="ro11" style:family="table-row">
      <style:table-row-properties style:row-height="229.49pt" fo:break-before="auto" style:use-optimal-row-height="false"/>
    </style:style>
    <style:style style:name="ro12" style:family="table-row">
      <style:table-row-properties style:row-height="51pt" fo:break-before="auto" style:use-optimal-row-height="false"/>
    </style:style>
    <style:style style:name="ro13" style:family="table-row">
      <style:table-row-properties style:row-height="267.76pt" fo:break-before="auto" style:use-optimal-row-height="false"/>
    </style:style>
    <style:style style:name="ro14" style:family="table-row">
      <style:table-row-properties style:row-height="140.26pt" fo:break-before="auto" style:use-optimal-row-height="false"/>
    </style:style>
    <style:style style:name="ro15" style:family="table-row">
      <style:table-row-properties style:row-height="409.49pt" fo:break-before="auto" style:use-optimal-row-height="false"/>
    </style:style>
    <style:style style:name="ro16" style:family="table-row">
      <style:table-row-properties style:row-height="127.5pt" fo:break-before="auto" style:use-optimal-row-height="false"/>
    </style:style>
    <style:style style:name="ro17" style:family="table-row">
      <style:table-row-properties style:row-height="191.25pt" fo:break-before="auto" style:use-optimal-row-height="false"/>
    </style:style>
    <style:style style:name="ro18" style:family="table-row">
      <style:table-row-properties style:row-height="255pt" fo:break-before="auto" style:use-optimal-row-height="false"/>
    </style:style>
    <style:style style:name="ro19" style:family="table-row">
      <style:table-row-properties style:row-height="153.01pt" fo:break-before="auto" style:use-optimal-row-height="false"/>
    </style:style>
    <style:style style:name="ro20" style:family="table-row">
      <style:table-row-properties style:row-height="331.51pt" fo:break-before="auto" style:use-optimal-row-height="false"/>
    </style:style>
    <style:style style:name="ro21" style:family="table-row">
      <style:table-row-properties style:row-height="76.51pt" fo:break-before="auto" style:use-optimal-row-height="false"/>
    </style:style>
    <style:style style:name="ro22" style:family="table-row">
      <style:table-row-properties style:row-height="178.5pt" fo:break-before="auto" style:use-optimal-row-height="false"/>
    </style:style>
    <style:style style:name="ro23" style:family="table-row">
      <style:table-row-properties style:row-height="165.74pt" fo:break-before="auto" style:use-optimal-row-height="false"/>
    </style:style>
    <style:style style:name="ro24" style:family="table-row">
      <style:table-row-properties style:row-height="216.74pt" fo:break-before="auto" style:use-optimal-row-height="false"/>
    </style:style>
    <style:style style:name="ro25" style:family="table-row">
      <style:table-row-properties style:row-height="50.71pt" fo:break-before="auto" style:use-optimal-row-height="false"/>
    </style:style>
    <style:style style:name="ta1" style:family="table" style:master-page-name="PageStyle_5f_Products">
      <style:table-properties table:display="true" style:writing-mode="lr-tb"/>
    </style:style>
    <style:style style:name="ta2" style:family="table" style:master-page-name="PageStyle_5f_Documents">
      <style:table-properties table:display="true" style:writing-mode="lr-tb"/>
    </style:style>
    <style:style style:name="ta3" style:family="table" style:master-page-name="PageStyle_5f_Host_20_Computer_20_Platform_28_s_29__20_">
      <style:table-properties table:display="true" style:writing-mode="lr-tb"/>
    </style:style>
    <style:style style:name="ta4" style:family="table" style:master-page-name="PageStyle_5f_Goals_20__26__20_Capabilities_20_">
      <style:table-properties table:display="true" style:writing-mode="lr-tb"/>
    </style:style>
    <style:style style:name="ta5" style:family="table" style:master-page-name="PageStyle_5f_Non-Goals_20__26__20_Limitations_20_">
      <style:table-properties table:display="true" style:writing-mode="lr-tb"/>
    </style:style>
    <style:style style:name="ta6" style:family="table" style:master-page-name="PageStyle_5f_tsLibCLI_20_">
      <style:table-properties table:display="true" style:writing-mode="lr-tb"/>
    </style:style>
    <style:style style:name="ta7" style:family="table" style:master-page-name="PageStyle_5f_tsLibGUI_20_">
      <style:table-properties table:display="true" style:writing-mode="lr-tb"/>
    </style:style>
    <style:style style:name="ta8" style:family="table" style:master-page-name="PageStyle_5f_tsToolsLibCLI_20_">
      <style:table-properties table:display="true" style:writing-mode="lr-tb"/>
    </style:style>
    <style:style style:name="ta9" style:family="table" style:master-page-name="PageStyle_5f_tsToolsCLI_20_">
      <style:table-properties table:display="true" style:writing-mode="lr-tb"/>
    </style:style>
    <style:style style:name="ta10" style:family="table" style:master-page-name="PageStyle_5f_tsUtilities">
      <style:table-properties table:display="true" style:writing-mode="lr-tb"/>
    </style:style>
    <style:style style:name="ta11" style:family="table" style:master-page-name="PageStyle_5f_tsWxGTUI_5f_Py2x_20_">
      <style:table-properties table:display="true" style:writing-mode="lr-tb"/>
    </style:style>
    <style:style style:name="ta12" style:family="table" style:master-page-name="PageStyle_5f_tsWxGTUI_5f_Py3x">
      <style:table-properties table:display="true" style:writing-mode="lr-tb"/>
    </style:style>
    <style:style style:name="ta13" style:family="table" style:master-page-name="PageStyle_5f_tsWxGTUI_5f_PyVx">
      <style:table-properties table:display="true" style:writing-mode="lr-tb"/>
    </style:style>
    <style:style style:name="ta14" style:family="table" style:master-page-name="PageStyle_5f_Distribution_20_Utilities">
      <style:table-properties table:display="true" style:writing-mode="lr-tb"/>
    </style:style>
    <style:style style:name="ce1" style:family="table-cell" style:parent-style-name="Default">
      <style:table-cell-properties style:glyph-orientation-vertical="0" style:text-align-source="value-type" style:repeat-content="false" fo:wrap-option="wrap" style:direction="ltr" fo:padding="2.01pt" style:rotation-angle="0" style:rotation-align="none" style:shrink-to-fit="false" style:vertical-align="middle" loext:vertical-justify="auto"/>
      <style:paragraph-properties css3t:text-justify="auto" fo:margin-left="0pt" style:writing-mode="page"/>
    </style:style>
  </office:automatic-styles>
  <office:body>
    <office:spreadsheet>
      <table:calculation-settings table:case-sensitive="false" table:automatic-find-labels="false" table:use-regular-expressions="false"/>
      <table:table table:name="Products"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51" table:default-cell-style-name="ce1"/>
        <table:table-column table:style-name="co7" table:number-columns-repeated="767" table:default-cell-style-name="Default"/>
        <table:table-row table:style-name="ro1">
          <table:table-cell office:value-type="string" calcext:value-type="string">
            <text:p>Edit product... </text:p>
          </table:table-cell>
          <table:table-cell office:value-type="string" calcext:value-type="string">
            <text:p>Description </text:p>
          </table:table-cell>
          <table:table-cell office:value-type="string" calcext:value-type="string">
            <text:p>Open For New Bugs </text:p>
          </table:table-cell>
          <table:table-cell office:value-type="string" calcext:value-type="string">
            <text:p>Action </text:p>
          </table:table-cell>
          <table:table-cell table:number-columns-repeated="1020"/>
        </table:table-row>
        <table:table-row table:style-name="ro2">
          <table:table-cell office:value-type="string" calcext:value-type="string">
            <text:p>Documents </text:p>
          </table:table-cell>
          <table:table-cell office:value-type="string" calcext:value-type="string">
            <text:p>Documents - Toolkit software documentation is written text that accompanies computer software. It either explains how it operates or how to use it, and may mean different things to people in different roles. Types of software documentation include: a) Requirements - Statements that identify attributes, capabilities, characteristics, or qualities of a system. This is the foundation for what shall be or has been implemented. b) Architecture/Design - Overview of software. Includes relations to an environment and construction principles to be used in design of software components. c) Technical - Documentation of code, algorithms, interfaces, and APIs. d) End user - Manuals for the end-user, system administrators and support staff.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3">
          <table:table-cell office:value-type="string" calcext:value-type="string">
            <text:p>Goals &amp; Capabilities </text:p>
          </table:table-cell>
          <table:table-cell office:value-type="string" calcext:value-type="string">
            <text:p>Goals &amp; Capabilities - is a high-level view of functional, interface, design, implementation, operation, quality and reliability requirements that are within the tsWxGTUI_PyVx software development project work scope.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4">
          <table:table-cell office:value-type="string" calcext:value-type="string">
            <text:p>Host Computer Platform(s) </text:p>
          </table:table-cell>
          <table:table-cell office:value-type="string" calcext:value-type="string">
            <text:p>Host Computer Platform(s) - Computer hardware and software system(s) that, after installation and configuration setup, an operator will use to launch, monitor and control one or more local and/or remote TeamSTARS "tsWxGTUI_PyVx" Toolkit application programs having: a) a Python-based Command Line Interface (CLI); and/or b) a character-mode "wxPython"-style Graphical User Interface (GUI).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3">
          <table:table-cell office:value-type="string" calcext:value-type="string">
            <text:p>Non-Goals &amp; Limitations </text:p>
          </table:table-cell>
          <table:table-cell office:value-type="string" calcext:value-type="string">
            <text:p>Non-Goals &amp; Limitations - is a high-level view of functional, interface, design, implementation, operation, quality and reliability requirements that are beyond the tsWxGTUI_PyVx software development project work scope.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3">
          <table:table-cell office:value-type="string" calcext:value-type="string">
            <text:p>tsLibCLI </text:p>
          </table:table-cell>
          <table:table-cell office:value-type="string" calcext:value-type="string">
            <text:p>tsLibCLI - Contains general-purpose, re-usable building blocks supporting Command Line Interface. Also contains Theme-based configuration settings for customizing Command Line Interface.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3">
          <table:table-cell office:value-type="string" calcext:value-type="string">
            <text:p>tsLibGUI </text:p>
          </table:table-cell>
          <table:table-cell office:value-type="string" calcext:value-type="string">
            <text:p>tsLibGUI - Contains general-purpose, re-usable building blocks supporting character-mode, "wxPython"-style Graphical-style User Interface. Also contains Theme-based configuration settings for customizing Graphical-style User Interface.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5">
          <table:table-cell office:value-type="string" calcext:value-type="string">
            <text:p>tsToolsCLI </text:p>
          </table:table-cell>
          <table:table-cell office:value-type="string" calcext:value-type="string">
            <text:p>tsToolsCLI - The collection of application programs having a command line interface used for improving and tracking the productivity of software developers.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5">
          <table:table-cell office:value-type="string" calcext:value-type="string">
            <text:p>tsToolsLibCLI </text:p>
          </table:table-cell>
          <table:table-cell office:value-type="string" calcext:value-type="string">
            <text:p>tsToolsLibCLI - The library of building blocks for those application programs associated with tsToolsCLI.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3">
          <table:table-cell office:value-type="string" calcext:value-type="string">
            <text:p>tsUtilities </text:p>
          </table:table-cell>
          <table:table-cell office:value-type="string" calcext:value-type="string">
            <text:p>tsUtilities - System Administration and Software Development tools, consisting of Command Line Interface (CLI) shell and Python scripts, to monitor and modify hardware and software features.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6">
          <table:table-cell office:value-type="string" calcext:value-type="string">
            <text:p>tsWxGTUI_Py2x </text:p>
          </table:table-cell>
          <table:table-cell office:value-type="string" calcext:value-type="string">
            <text:p>tsWxGTUI_Py2x - Toolkit installable site-package and/or developer-sandbox distribution providing a Python-based Command Line Interface (CLI) and "wxPython"-style, "Curses"-based Graphical-Text User Interface (GUI). Currently, the distribution is compatible with Python 2.4.0-2.7.9. To-Do: 1) Phase-1, review all tsWxGTUI_Py2x class and module API specifications. Modify to conform to associated specifications of the latest wxPython 2.8.9.2 release; 2) Phase-2, review all tsWxGTUI_Py2x class and module API specifications. Modify to conform to associated specifications of the latest wxPython 2.9.5.0 release; 3) Phase-3, review all tsWxGTUI_Py2x class and module API specifications. Modify to conform to associated specifications of the latest wxPython 3.0.2.0 release.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6">
          <table:table-cell office:value-type="string" calcext:value-type="string">
            <text:p>tsWxGTUI_Py3x </text:p>
          </table:table-cell>
          <table:table-cell office:value-type="string" calcext:value-type="string">
            <text:p>tsWxGTUI_Py3x - Toolkit installable site-package and/or developer-sandbox distribution providing a Python-based Command Line Interface (CLI) and "wxPython"-style, "Curses"-based Graphical-Text User Interface (GUI). Currently, the distribution is compatible with Python 3.0.0-3.4.3. To-Do: 1) Phase-1, review all tsWxGTUI_Py3x class and module API specifications. Modify to conform to associated specifications of the latest wxPython 2.8.9.2 release; 2) Phase-2, review all tsWxGTUI_Py3x class and module API specifications. Modify to conform to associated specifications of the latest wxPython 2.9.5.0 release; 3) Phase-3, review all tsWxGTUI_Py3x class and module API specifications. Modify to conform to associated specifications of the latest wxPython 3.0.2.0 release.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4">
          <table:table-cell office:value-type="string" calcext:value-type="string">
            <text:p>tsWxGTUI_PyVx </text:p>
          </table:table-cell>
          <table:table-cell office:value-type="string" calcext:value-type="string">
            <text:p>tsWxGTUI_PyVx - Downloadable documentation and source code distribution containing one or more installable toolkit site-package and/or developer-sandbox distributions providing a Python-based Command Line Interface (CLI) and "wxPython"-style, "Curses"-based Graphical-Text User Interface (GUI). Currently, the distributions include both tsWxGTUI_Py2x (for use with Python 2.0.0-2.7.9) and tsWxGTUI_Py3x (for use with Python 3.0.0-3.4.3). </text:p>
          </table:table-cell>
          <table:table-cell office:value-type="string" calcext:value-type="string">
            <text:p>Yes </text:p>
          </table:table-cell>
          <table:table-cell office:value-type="string" calcext:value-type="string">
            <text:p>Delete </text:p>
          </table:table-cell>
          <table:table-cell table:number-columns-repeated="1020"/>
        </table:table-row>
        <table:table-row table:style-name="ro1">
          <table:table-cell office:value-type="string" calcext:value-type="string">
            <text:p>Distribution Utilities</text:p>
          </table:table-cell>
          <table:table-cell table:number-columns-repeated="1023"/>
        </table:table-row>
        <table:table-row table:style-name="ro1" table:number-rows-repeated="1048561">
          <table:table-cell table:number-columns-repeated="1024"/>
        </table:table-row>
        <table:table-row table:style-name="ro1">
          <table:table-cell table:number-columns-repeated="1024"/>
        </table:table-row>
        <table:named-expressions>
          <table:named-range table:name="Bugzilla_Products" table:base-cell-address="$Products.$A$1" table:cell-range-address="$Products.$A$1:.$F$252"/>
        </table:named-expressions>
      </table:table>
      <table:table table:name="Documents" table:style-name="ta2">
        <table:table-column table:style-name="co8" table:number-columns-repeated="257" table:default-cell-style-name="ce1"/>
        <table:table-column table:style-name="co8" table:number-columns-repeated="767" table:default-cell-style-name="Default"/>
        <table:table-row table:style-name="ro1">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7">
          <table:table-cell office:value-type="string" calcext:value-type="string">
            <text:p>$GETTING_STARTED </text:p>
          </table:table-cell>
          <table:table-cell office:value-type="string" calcext:value-type="string">
            <text:p>$GETTING_STARTED.txt - A document that introduces new users of the TeamSTARS "tsWxGTUI_PyVx" Toolkit to the associated terminology and resources: a) Readme (introduces the noteworthy documents and files), b) User Interfaces (introduces Command Line Interface "CLI" and Graphical User Interface "GUI", c) Operating Systems (introduces "GNU/Linux", "Mac OS X", "Microsoft Windows &amp; Cygwin" and "Unix"), d) Toolkit Development Resources (introduces "Python" 2.x &amp; 3.x programming languages), e) Python Download Gotchas (cautions for "Linux &amp; "Unix" users and warnings for "Microsoft Windows &amp; Cygwin" users) and f) "wxPython"/"wxWidgets" Development Resources (introduces noteworthy documentation for the pixel-mode GUI Application Programming Interface "API" emulated by the character-mode "Python Curses Module"-based GUI).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6">
          <table:table-cell office:value-type="string" calcext:value-type="string">
            <text:p>$MANIFEST_README </text:p>
          </table:table-cell>
          <table:table-cell office:value-type="string" calcext:value-type="string">
            <text:p>$MANIFEST_README.txt - A document that introduces new users of the TeamSTARS "tsWxGTUI_PyVx" Toolkit to the associated documentation and source code components: a) Toolkit Subdirectories, b) Toolkit Working Repository, c) Toolkit "as-published" Manifest, and d) Toolkit "with recipient changes" Manifes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8">
          <table:table-cell office:value-type="string" calcext:value-type="string">
            <text:p>$PROJECT </text:p>
          </table:table-cell>
          <table:table-cell office:value-type="string" calcext:value-type="string">
            <text:p>$PROJECT.txt - A document that describes: a) Project Scope --- How the project work needs to be accomplished detailing project objectives, nature of the work, staffing skills, budget, schedule and facilities in order to deliver the product, service, or result with only the specified features and functions. b) Product Scope --- What product features and functions need to be accomplished detailing which are associated with the goals &amp; capabilities and which are associated with the non-goals &amp; limitations in order to deliver the product, service, or result on time and within the established budget, staffing and facility constraint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9">
          <table:table-cell office:value-type="string" calcext:value-type="string">
            <text:p>$README </text:p>
          </table:table-cell>
          <table:table-cell office:value-type="string" calcext:value-type="string">
            <text:p>$README.txt- A file containing information about other files in a directory or archive that is commonly distributed with computer software, forming part of its documentation. Such a file is usually a text file called README.TXT, README.md, README.1ST, READ.ME, or simply README, although some Microsoft Windows software may occasionally include a README.WRI, README.RTF, or README.DOC. The name is chosen so that users unaware of the existence of this type of file would be drawn to read it. README is traditionally written in upper case, so that on case-preserving environments that display files in an ASCIIbetical ordering by default, such as the ls command in Linux, the name will appear near the beginning of a directory listing (since upper-case letters sort before lower-case letters in ASCIIbetical ordering).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0">
          <table:table-cell office:value-type="string" calcext:value-type="string">
            <text:p>$README-tsWxGTUI_PyVx </text:p>
          </table:table-cell>
          <table:table-cell office:value-type="string" calcext:value-type="string">
            <text:p>$README-tsWxGTUI_PyVx.txt - A document that describes: a) Release Distribution Nomenclature, b) Engineering Contents and Organization Overview, and c) Sdist (source code distribution), Build &amp; Install Contents &amp; Organization Overview.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1">
          <table:table-cell office:value-type="string" calcext:value-type="string">
            <text:p>$README-wxPython_API_Reference </text:p>
          </table:table-cell>
          <table:table-cell office:value-type="string" calcext:value-type="string">
            <text:p>$README-wxPython_API_Reference.txt - A document that introduces new users of the TeamSTARS "tsWxGTUI_PyVx" Toolkit to the pixel-mode "wxPython" Graphical User Interface (GUI) Application Programing Interface (API) upon which the character-mode GUI API is and/or could be based: a) wxPython-2.8.9.2-docs (archive copy of formerly available on-line documentation files and directories, in HTML format, for feasibility and technical preview prototypes of toolkit product); b) wxPython-3.0.2.0-docs (archive copy of currently available on-line documentation files and directories, in HTML format, for potential future toolkit product); c) Making "tsWxGTUI_PyVx" a part of wxWidgets; and d) wxWidgets upgrade issu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9">
          <table:table-cell office:value-type="string" calcext:value-type="string">
            <text:p>AUTHORS </text:p>
          </table:table-cell>
          <table:table-cell office:value-type="string" calcext:value-type="string">
            <text:p>AUTHORS.txt - These are the authors of the TeamSTARS "tsWxGTUI_PyVx" Toolkit, in decreasing order of their contribution since 2007. Files of Toolkit source code include comments identifying each component's principal and contributing authors. Also included are citations of third-party intellectual property whose features influenced or independently validated the design. The first name to appear on the author's line, authored the module initially. Subsequent names enhanced or performed maintenance to fix bugs and clarify comments. The first name to appear on the credit's line, authored the third-party module, application program interface, user interface appearance, algorithm and/or data. This list and its enumeration of module authorship, should facilitate the identification and resolution of copyright and license applicability issu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0">
          <table:table-cell office:value-type="string" calcext:value-type="string">
            <text:p>BUGS </text:p>
          </table:table-cell>
          <table:table-cell office:value-type="string" calcext:value-type="string">
            <text:p>BUGS.txt -This is a list of Known Problem(s) / Issue(s). It is organized by issue category: Design Issues, Display Issues, Import Issues, Installation Issues, Operational Issues, Remote Access Issues, Troubleshooting Issues and User Input Issu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CHANGE_LOG </text:p>
          </table:table-cell>
          <table:table-cell office:value-type="string" calcext:value-type="string">
            <text:p>CHANGE_LOG.txt - List of product functional enhancements and bug fix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CONFIGURE </text:p>
          </table:table-cell>
          <table:table-cell office:value-type="string" calcext:value-type="string">
            <text:p>CONFIGURE.txt - These instructions describe the steps to configure the Toolkit fil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COPYING </text:p>
          </table:table-cell>
          <table:table-cell office:value-type="string" calcext:value-type="string">
            <text:p>COPYING.txt - Steps to reproduce the "tsWxGTUI_PyVx" Toolkit with its applicable copyright, license and documentati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3">
          <table:table-cell office:value-type="string" calcext:value-type="string">
            <text:p>COPYRIGHT </text:p>
          </table:table-cell>
          <table:table-cell office:value-type="string" calcext:value-type="string">
            <text:p>COPYRIGHT.txt - Copyright is a legal concept, enacted by most governments, giving the creator of an original work exclusive rights to it, usually for a limited time, with the intention of enabling the creator of intellectual wealth (e.g. the photographer of a photograph or the author of a book) to get compensated for their work and be able to financially support themselves. Generally, it is "the right to copy", but also gives the copyright holder the right to be credited for the work, to determine who may adapt the work to other forms, who may perform the work, who may financially benefit from it, and other related rights. It is a form of intellectual property (like the patent, the trademark, and the trade secret) applicable to any expressible form of an idea or information that is substantive and discret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4">
          <table:table-cell office:value-type="string" calcext:value-type="string">
            <text:p>CREDITS </text:p>
          </table:table-cell>
          <table:table-cell office:value-type="string" calcext:value-type="string">
            <text:p>CREDITS.txt - These are the third-party authors of free and open source code (whether Python or non-Python), binary machine code, Application Programming Interface (API), algorithm or display that directly or indirectly contributed to the TeamSTARS "tsWxGTUI_PyVx" Toolkit's functionality or its look and feel. Acknowledgment is hereby being given to those whose Work is used in accordance with it's Author's Copyright and Licens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DEMO </text:p>
          </table:table-cell>
          <table:table-cell office:value-type="string" calcext:value-type="string">
            <text:p>DEMO.txt - Steps to run applications programs which demonstrate or test the building block components and tools associated with the TeamSTARS tsWXGTUI_PyVx Toolki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FAQ </text:p>
          </table:table-cell>
          <table:table-cell office:value-type="string" calcext:value-type="string">
            <text:p>FAQ.txt - Answers to Frequently Asked Questions about the goals, non-goals, requirements, design, features, operation, capabilities and limitations of the TeamSTARS tsWxGTUI_PyVx Toolki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INSTALL </text:p>
          </table:table-cell>
          <table:table-cell office:value-type="string" calcext:value-type="string">
            <text:p>INSTALL.txt - Steps to download, extract and install software and documentation components of the TeamSTARS tsWxGTUI_PyVx Toolki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5">
          <table:table-cell office:value-type="string" calcext:value-type="string">
            <text:p>LICENSE </text:p>
          </table:table-cell>
          <table:table-cell office:value-type="string" calcext:value-type="string">
            <text:p>LICENSE.txt - The verb license means to give permission. The noun license refers to that permission as well as to the document recording that permission. A license may be granted by a party ("licensor") to another party ("licensee") as an element of an agreement between those parties. A shorthand definition of a license is "an authorization (by the licensor) to use the licensed material (by the licensee). In particular, a license may be issued by authorities, to allow an activity that would otherwise be forbidden. It may require paying a fee and/or proving a capability. The requirement may also serve to keep the authorities informed on a type of activity, and to give them the opportunity to set conditions and limitations. A licensor may grant a license under intellectual property laws to authorize a use (such as copying software or using a (patented) invention) to a licensee, sparing the licensee from a claim of infringement brought by the licensor. A license under intellectual property commonly has several components beyond the grant itself, including a term, territory, renewal provisions, and other limitations deemed vital to the licensor. Term: many licenses are valid for a particular length of time. This protects the licensor should the value of the license increase, or market conditions change. It also preserves enforceability by ensuring that no license extends beyond the term of the agreement. Territory: a license may stipulate what territory the rights pertain to. For example, a license with a territory limited to "North America" (Mexico/United States/Canada) would not permit a licensee any protection from actions for use in Japan. A shorthand definition of license is "a promise by the licensor not to sue the licensee." That means without a license any use or exploitation of intellectual property by a third party would amount to copying or infringement. Such copying would be improper and could, by using the legal system, be stopped if the intellectual property owner wanted to do so. It is undeniable that intellectual property licensing plays a major role in today's business and economy. Business practices such as franchising, technology transfer, publication and character merchandising entirely depend on the licensing of intellectual property. Licensing has been recognized as an independent branch of law. It is born out of the interplay of the doctrine of contract and the principles of intellectual property.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NEWS </text:p>
          </table:table-cell>
          <table:table-cell office:value-type="string" calcext:value-type="string">
            <text:p>NEWS.txt - Newly released or noteworthy information, especially about recent or important event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NOTICES </text:p>
          </table:table-cell>
          <table:table-cell office:value-type="string" calcext:value-type="string">
            <text:p>NOTICES.txt - Notification or warning of something, especially to allow recipients of the TeamSTARS tsWxGTUI_PyVx Toolkit to make preparations for applicable Copyrights and Licens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OPERATE </text:p>
          </table:table-cell>
          <table:table-cell office:value-type="string" calcext:value-type="string">
            <text:p>OPERATE.txt - Steps required to startup, operate (in various modes) and shutdown the TeamSTARS tswxGTUI_PyVx Toolki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HANKS </text:p>
          </table:table-cell>
          <table:table-cell office:value-type="string" calcext:value-type="string">
            <text:p>THANKS.txt - Acknowledgments to those otherwise unsung heros who contributed time and effort to supporting the TeamSTARS tsWxGTUI Toolkit author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O-DO </text:p>
          </table:table-cell>
          <table:table-cell office:value-type="string" calcext:value-type="string">
            <text:p>TO-DO.txt - A list of tasks that need to be completed, typically organized in order of priority.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0">
          <table:table-cell office:value-type="string" calcext:value-type="string">
            <text:p>TROUBLESHOOT </text:p>
          </table:table-cell>
          <table:table-cell office:value-type="string" calcext:value-type="string">
            <text:p>TROUBLESHOOT.txt - Troubleshooting is a form of problem solving, often applied to repair failed products or processes. It is a logical, systematic search for the source of a problem so that it can be solved, and so the product or process can be made operational agai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51">
          <table:table-cell table:number-columns-repeated="1024"/>
        </table:table-row>
        <table:table-row table:style-name="ro1">
          <table:table-cell table:number-columns-repeated="1024"/>
        </table:table-row>
      </table:table>
      <table:table table:name="Host Computer Platform(s) " table:style-name="ta3">
        <table:table-column table:style-name="co9" table:default-cell-style-name="ce1"/>
        <table:table-column table:style-name="co10" table:default-cell-style-name="ce1"/>
        <table:table-column table:style-name="co11"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3">
          <table:table-cell office:value-type="string" calcext:value-type="string">
            <text:p>Apple Mac OS 10.10 (Yosemite) Desktop Platform </text:p>
          </table:table-cell>
          <table:table-cell office:value-type="string" calcext:value-type="string">
            <text:p>Apple Mac OS 10.10 (Yosemite) Desktop Platform - "Darwin"-based "Unix"-like host computer system having the "GNU" tool-chain and the "Mac OS X" operating system kernel.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Apple Mac OS 10.7.5 (Lion) Desktop Platform </text:p>
          </table:table-cell>
          <table:table-cell office:value-type="string" calcext:value-type="string">
            <text:p>Apple Mac OS 10.7.5 (Lion) Desktop Platform - "Darwin"-based "Unix"-like host computer system having the "GNU" tool-chain and the "Mac OS X" operating system kernel.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CentOS 7.0 GNU/Linux Desktop Platform </text:p>
          </table:table-cell>
          <table:table-cell office:value-type="string" calcext:value-type="string">
            <text:p>CentOS 7.0 GNU/Linux Desktop Platform - "Unix"-like host computer system having the "GNU" tool-chain and the "Red Hat Enterprise"-based "Linux" operating system kernel.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Cygwin Desktop Platform </text:p>
          </table:table-cell>
          <table:table-cell office:value-type="string" calcext:value-type="string">
            <text:p>Cygwin Desktop Platform - "Microsoft Windows" host computer system (with the free, "Cygwin" plugin from Red Hat that provides the "GNU" tool-chain and the "Linux"-like operating system environme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Debian 13.0 GNU/Linux Server Platform </text:p>
          </table:table-cell>
          <table:table-cell office:value-type="string" calcext:value-type="string">
            <text:p>Debian 13.0 GNU/Linux Server Platform - "Unix"-like host computer system having "Apache2", "Bugzilla", the "GNU" tool-chain and the "Linux" operating system kernel.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GNU/Linux Desktop Platform </text:p>
          </table:table-cell>
          <table:table-cell office:value-type="string" calcext:value-type="string">
            <text:p>GNU/Linux Desktop Platform - "Unix"-like host computer system having the "GNU" tool-chain and the "Linux" operating system kernel.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Microsoft Windows 10 Desktop Platform (Technical Preview) </text:p>
          </table:table-cell>
          <table:table-cell office:value-type="string" calcext:value-type="string">
            <text:p>Microsoft Windows 10 Desktop Platform (Technical Preview) - "Microsoft Windows" host computer system (with the free, "Cygwin" plugin from Red Hat that provides the "GNU" tool-chain and the "Linux"-like operating system environme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Microsoft Windows 7 Desktop Platform </text:p>
          </table:table-cell>
          <table:table-cell office:value-type="string" calcext:value-type="string">
            <text:p>Microsoft Windows 7 Desktop Platform - "Microsoft Windows" host computer system (with the free, "Cygwin" plugin from Red Hat that provides the "GNU" tool-chain and the "Linux"-like operating system environme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Microsoft Windows 8 Desktop Platform </text:p>
          </table:table-cell>
          <table:table-cell office:value-type="string" calcext:value-type="string">
            <text:p>Microsoft Windows 8 Desktop Platform - "Microsoft Windows" host computer system (with the free, "Cygwin" plugin from Red Hat that provides the "GNU" tool-chain and the "Linux"-like operating system environme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Microsoft Windows 8.1 Desktop Platform </text:p>
          </table:table-cell>
          <table:table-cell office:value-type="string" calcext:value-type="string">
            <text:p>Microsoft Windows 8.1 Desktop Platform - "Microsoft Windows" host computer system (with the free, "Cygwin" plugin from Red Hat that provides the "GNU" tool-chain and the "Linux"-like operating system environme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Microsoft Windows XP Desktop Platform </text:p>
          </table:table-cell>
          <table:table-cell office:value-type="string" calcext:value-type="string">
            <text:p>Microsoft Windows XP Desktop Platform - "Microsoft Windows" host computer system (with the free, "Cygwin" plugin from Red Hat that provides the "GNU" tool-chain and the "Linux"-like operating system environme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6">
          <table:table-cell office:value-type="string" calcext:value-type="string">
            <text:p>OpenIndiana 151a8 Desktop Platform </text:p>
          </table:table-cell>
          <table:table-cell office:value-type="string" calcext:value-type="string">
            <text:p>OpenIndiana 151a8 Desktop Platform - "Unix" host computer system having the free and open-source "OpenSolaris" tool-chain and the "illumos" operating system kernel. Developers forked OpenSolaris after Oracle Corporation discontinued it, in order to continue development and distribution of the source code. The OpenIndiana project is stewarded by the illumos Foundation, which also stewards the illumos operating system. OpenIndiana's developers strive to make it "the defacto OpenSolaris distribution installed on production servers where security and bug fixes are required free of charg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PC-BSD 10.1 Desktop Platform </text:p>
          </table:table-cell>
          <table:table-cell office:value-type="string" calcext:value-type="string">
            <text:p>PC-BSD 10.1 Desktop Platform - "FreeBSD"-based "Unix" host computer system having the "GNU" tool-chain and the "FreeBSD" operating system kernel.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Scientific 7.0 GNU/Linux Desktop Platform </text:p>
          </table:table-cell>
          <table:table-cell office:value-type="string" calcext:value-type="string">
            <text:p>Scientific 7.0 GNU/Linux Desktop Platform - "Unix"-like host computer system having the "GNU" tool-chain and the "Red Hat Enterprise"-based "Linux" operating system kernel.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Ubuntu 14.04 LTS GNU/Linux Desktop Platform </text:p>
          </table:table-cell>
          <table:table-cell office:value-type="string" calcext:value-type="string">
            <text:p>Ubuntu 14.04 LTS GNU/Linux Desktop Platform - "Unix"-like host computer system having the "GNU" tool-chain and the "Debian"-based "Linux" operating system kernel.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59">
          <table:table-cell table:number-columns-repeated="1024"/>
        </table:table-row>
        <table:table-row table:style-name="ro1">
          <table:table-cell table:number-columns-repeated="1024"/>
        </table:table-row>
      </table:table>
      <table:table table:name="Goals &amp; Capabilities " table:style-name="ta4">
        <table:table-column table:style-name="co12" table:default-cell-style-name="ce1"/>
        <table:table-column table:style-name="co13" table:default-cell-style-name="ce1"/>
        <table:table-column table:style-name="co12" table:number-columns-repeated="255" table:default-cell-style-name="ce1"/>
        <table:table-column table:style-name="co12" table:number-columns-repeated="767" table:default-cell-style-name="Default"/>
        <table:table-row table:style-name="ro1">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16">
          <table:table-cell office:value-type="string" calcext:value-type="string">
            <text:p>Goal-01 </text:p>
          </table:table-cell>
          <table:table-cell office:value-type="string" calcext:value-type="string">
            <text:p>Goal-01 - A means for one or more operators to use local and remote computer operating systems, as appropriate to the application: a) Concurrently and/or sequentially login to local and remote computer operating systems. b) Concurrently and/or sequentially launch, interact with and terminate one or more operating system and/or application processes which may concurrently and/or sequentially launch, interact with and terminate one or more associated task threads. c) Concurrently and/or sequentially logoff local and remote computer operating syste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6">
          <table:table-cell office:value-type="string" calcext:value-type="string">
            <text:p>Goal-02 </text:p>
          </table:table-cell>
          <table:table-cell office:value-type="string" calcext:value-type="string">
            <text:p>Goal-02 - A means for one or more operators to interactively monitor and control local and remote computer equipment via either or both of the following, as appropriate to the application: a) Command Line Interface (CLI) --- Must support the Python 2.6.8 and Python 3.2.3 releases and compatible later and earlier releases. b) Graphical User Interface (GUI) --- Must support the character-mode compatible emulation of the Application Programming Interface of the wxPython 2.8.9.2 release and compatible later and earlier releas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7">
          <table:table-cell office:value-type="string" calcext:value-type="string">
            <text:p>Goal-03 </text:p>
          </table:table-cell>
          <table:table-cell office:value-type="string" calcext:value-type="string">
            <text:p>Goal-03 - A means for the application developer to interact with the local and remote computer equipment and operator(s) via: a) Popular, cross-platform Application Programming Interfaces (APIs). The Command Line Interface and Graphical User Interface APIs must be free, open source and field-proven. The APIs must also have an ongoing and extensive track record of active use, maintenance and enhancement. b) Libraries of building block modules, tests, tools and utilities c) Designs suitable for installation and use in embedded system which typically have limited, application-specific processing, memory, communication, input/output and file storage resources. Some systems may only have character-mode operator interface hardware suitable for the host computer operating system's command line interface console. d) CLI and GUI interfaces that are attractive and user friendly.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Goal-04 </text:p>
          </table:table-cell>
          <table:table-cell office:value-type="string" calcext:value-type="string">
            <text:p>Goal-04 - A means for the developer to re-use an existing desktop, laptop, workstation and embedded system applications on an extensive variety of platforms including cell phones, laptops, desktops, workstations and super computers with 32-bit and 64-bit processors from various manufacturer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Goal-05 </text:p>
          </table:table-cell>
          <table:table-cell office:value-type="string" calcext:value-type="string">
            <text:p>Goal-05 - A means for the developer to re-use built-in package and module documentation (see Built-in Documentation Symbols) to facilitate development of the Command Line Interface and Graphical-style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Goal-06 </text:p>
          </table:table-cell>
          <table:table-cell office:value-type="string" calcext:value-type="string">
            <text:p>Goal-06 - A means for the developer to launch application programs (see Application Launch Modules) to facilitate development of the Command Line Interface and Graphical-style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Goal-07 </text:p>
          </table:table-cell>
          <table:table-cell office:value-type="string" calcext:value-type="string">
            <text:p>Goal-07 - A means for the developer to import packages and modules (see Directory and Import Guidelines to facilitate development of the Command Line Interface and Graphical-style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Goal-08 </text:p>
          </table:table-cell>
          <table:table-cell office:value-type="string" calcext:value-type="string">
            <text:p>Goal-08 - A means for the developer to install and troubleshoot modified packages and modules (see Site Package Installation Guidelines) to facilitate development of the Command Line Interface and Graphical-style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Goal-09 </text:p>
          </table:table-cell>
          <table:table-cell office:value-type="string" calcext:value-type="string">
            <text:p>Goal-09 - A means for the developer to troubleshoot design and user issues via date and time stamped configuration, operational, diagnostic and exception log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Goal-10 </text:p>
          </table:table-cell>
          <table:table-cell office:value-type="string" calcext:value-type="string">
            <text:p>Goal-10 - A means for the developer to co-ordinate the automated operation and failure recovery of multiple applications by use of Unix-style exit codes and error messag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8">
          <table:table-cell office:value-type="string" calcext:value-type="string">
            <text:p>Goal-11 </text:p>
          </table:table-cell>
          <table:table-cell office:value-type="string" calcext:value-type="string">
            <text:p>Goal-11 - A means for the operator to use a mouse, trackball or touchpad to select and manipulate GUI objects when the platform supports such a device. Support shall include: a) Left, Right and Wheel/Middle mouse button features such as single-click, double-click and triple-click. b) Scrollbar features such as Left, Right, Up and Down arrow. c) Scrollbar and Slider gauge display whose horizontal or vertical bar shows the relative position (via a single non-blank fill character) and size (via additional non-blank fill characters) of the view area within the associated scrolled text. Gauges are also clickable windows that trigger an associated event (such as scroll the associated displayed text left, right, up or down). A single Left-Click on a ScrollBarGauge moves the text toward or away from the top (first) or bottom (last) horizontal or vertical character in proportion to how close the mouse caret (pointer) was to the arrow buttons at either end of the associated gauge. The relative position and size of the highlighted area in the ScrollBarGauge alerts the operator to the availability of text currently hidden from view. It eliminates any justification for wasting screen real estate by alerting the operator to hidden text via the tilde ("~") character.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Goal-12 </text:p>
          </table:table-cell>
          <table:table-cell office:value-type="string" calcext:value-type="string">
            <text:p>Goal-12 - A means for the operator to use a keyboard to select GUI objects when the platform does not support a mouse, trackball or touchpad.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Goal-13 </text:p>
          </table:table-cell>
          <table:table-cell office:value-type="string" calcext:value-type="string">
            <text:p>Goal-13 - A means for the operator to use a Task bar (a top-level window) that contains buttons for each application frame and dialog window that can be used to control which application frame or dialog window has focus and is not partially hidden behind any other frame and dialog window.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0">
          <table:table-cell office:value-type="string" calcext:value-type="string">
            <text:p>Goal-14 </text:p>
          </table:table-cell>
          <table:table-cell office:value-type="string" calcext:value-type="string">
            <text:p>Goal-14 - A means for the application and toolkit developer to import application and library building-block components from a nested, multi-level directory file system. This is intended to facilitate development without and before the creation and installation of released site-packages. This eliminates the need for building and installing candidate bug fixes to the site-packages before they can even be tested.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Goal-15 </text:p>
          </table:table-cell>
          <table:table-cell office:value-type="string" calcext:value-type="string">
            <text:p>Goal-15 - A means for the application and toolkit developer to import application and library building-block components from a single-level (Global Module Index-style) directory file system. This is intended to facilitate installation and use of released site-packag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Goal-16 </text:p>
          </table:table-cell>
          <table:table-cell office:value-type="string" calcext:value-type="string">
            <text:p>Goal-16 - Sufficient system hardware and software reliability, availability and maintainability to continuously operate unattended and without failure for extended periods of time on an "AS IS" basis unless otherwise certified by suitably qualified system integrator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9">
          <table:table-cell office:value-type="string" calcext:value-type="string">
            <text:p>wxPython_API_References </text:p>
          </table:table-cell>
          <table:table-cell office:value-type="string" calcext:value-type="string">
            <text:p>wxPython_API_References - Archive copies of documentation files and directories, in HTML format, for versions 2.8.9.2 and 3.0.2.0 of "wxPython" and "wxWidgets" published by Julian Smart, Robert Roebling et al. Developers, maintainers and troubleshooters of the TeamSTARS "tsWxGTUI_PyVx" Toolkit may find this information useful in understanding the Toolkit's underlying 2.8.9.2-based software architecture and Application Programming Interface (API). It is provided because: a) "www.wxpython.org" currently provides only a "3.0 Online Manual" (3.0.2); b) "www.wxwidgets.org" currently provides only a "2.8 Online Manual" (2.8.12), a "3.0 Online Manual" (3.0.2) and a "Developer Manual" (3.1.0).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57">
          <table:table-cell table:number-columns-repeated="1024"/>
        </table:table-row>
        <table:table-row table:style-name="ro1">
          <table:table-cell table:number-columns-repeated="1024"/>
        </table:table-row>
      </table:table>
      <table:table table:name="Non-Goals &amp; Limitations " table:style-name="ta5">
        <table:table-column table:style-name="co14" table:default-cell-style-name="ce1"/>
        <table:table-column table:style-name="co15" table:default-cell-style-name="ce1"/>
        <table:table-column table:style-name="co7" table:number-columns-repeated="255"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16">
          <table:table-cell office:value-type="string" calcext:value-type="string">
            <text:p>Non-Goal-01 </text:p>
          </table:table-cell>
          <table:table-cell office:value-type="string" calcext:value-type="string">
            <text:p>Non-Goal-01 - A means to emulate each and every capability of the Application Programming Interface (API) of the pixel-mode Graphical User Interface (such as the C++ language based "wxWidgets" and its Python language based "wxPython" wrapper) because the "tsWxGTUI_PyVx" Toolkit is designed for embedded systems which typically have limited, application-specific processing, memory, communication, input/output and file storage resources. Some may only have character-mode hardware suitable for their operating system's command line consol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Non-Goal-02 </text:p>
          </table:table-cell>
          <table:table-cell office:value-type="string" calcext:value-type="string">
            <text:p>Non-Goal-02 - A means to develop support for pixel-mode GUI features such as icons, proportional fonts and other bit-mapped images because many embedded system displays operate only in character-mod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9">
          <table:table-cell office:value-type="string" calcext:value-type="string">
            <text:p>Non-Goal-03 </text:p>
          </table:table-cell>
          <table:table-cell office:value-type="string" calcext:value-type="string">
            <text:p>Non-Goal-03 - A means to programmatically re-size the top level application Frame or any other GUI object because: a) The host operating system's command line shell window is opened upon operator login, or subsequent launch command, and the size of the shell window establishes the initial size of the character-mode display (such as "stdscr", the Python "Curses" or GNU "nCurses" low-level GUI-style standard screen). Once a launched CLI or GUI-style appliction hs been terminated, the System Operator may change the size of the shell window. The position of the shell window may be changed at any time. b) The application that directly use the character-mode display (identified as "stdscr" in Python "Curses" or GNU "nCurses") are efficient enough to respond to operator re-sizing events related to the top-level "stdscr" or any associated GUI -style objects. They can also use the "pad" feature to create virtual windows whose out-of-bounds contents are clipped (not displayed) without triggering an error. Those application are responsible for programmatically re-sizing low-level GUI objects and any dependent ones. c) It is not yet known how to make applications programmatically re-size any or all of the high- and low-level GUI-style objects and any dependent ones, without a complete, time consuming application restar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Non-Goal-04 </text:p>
          </table:table-cell>
          <table:table-cell office:value-type="string" calcext:value-type="string">
            <text:p>Non-Goal-04 - A means and expertise to re-compile and re-build the "nCurses" library and associated Python wrapper with the wide character option needed to support Unicode characters and 256-colors because its installation could adversely effect the operation of host operating system utiliti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0">
          <table:table-cell office:value-type="string" calcext:value-type="string">
            <text:p>Non-Goal-05 </text:p>
          </table:table-cell>
          <table:table-cell office:value-type="string" calcext:value-type="string">
            <text:p>Non-Goal-05 - A means and expertise to extend the Python Curses module to include support for all of the currently available "nCurses" methods and functions. The use of Python C-language extensions is beyond the work scope because the cross-platform "tsWxGTUI_PyVx" Toolkit is intended to be used on host computer platforms for which the Toolkit developer does not have the access required for qualification testing. From "Extending Python with C or C++": "It is quite easy to add new built-in modules to Python, if you know how to program in C. Such extension modules can do two things that canÆt be done directly in Python: they can implement new built-in object types, and they can call C library functions and system calls. To support extensions, the Python API (Application Programmers Interface) defines a set of functions, macros and variables that provide access to most aspects of the Python run-time system. The Python API is incorporated in a C source file by including the header "Python.h". The compilation of an extension module depends on its intended use as well as on your system setup; details are given in later chapters. Do note that if your use case is calling C library functions or system calls, you should consider using the ctypes module rather than writing custom C code. Not only does ctypes let you write Python code to interface with C code, but it is more portable between implementations of Python than writing and compiling an extension module which typically ties you to CPyth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Non-Goal-06 </text:p>
          </table:table-cell>
          <table:table-cell office:value-type="string" calcext:value-type="string">
            <text:p>Non-Goal-06 - A means and expertise to resolve anomalies in the look and feel of vt100, vt220, xterm, xterm-color, xterm-16color, xterm-88color and xterm-256color terminal emulations that are platform-specific.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68">
          <table:table-cell table:number-columns-repeated="1024"/>
        </table:table-row>
        <table:table-row table:style-name="ro1">
          <table:table-cell table:number-columns-repeated="1024"/>
        </table:table-row>
      </table:table>
      <table:table table:name="tsLibCLI " table:style-name="ta6">
        <table:table-column table:style-name="co16" table:default-cell-style-name="ce1"/>
        <table:table-column table:style-name="co17" table:default-cell-style-name="ce1"/>
        <table:table-column table:style-name="co3"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12">
          <table:table-cell office:value-type="string" calcext:value-type="string">
            <text:p>tsApplication </text:p>
          </table:table-cell>
          <table:table-cell office:value-type="string" calcext:value-type="string">
            <text:p>tsApplication.py - Base class to initialize and configure the application program launched by an operator. It enables an application launched via a Command Line Interface (CLI) to initialize, configure and use the same character-mode terminal with a Graphical-style User Interface (GUI).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CommandLineEnv </text:p>
          </table:table-cell>
          <table:table-cell office:value-type="string" calcext:value-type="string">
            <text:p>tsCommandLineEnv.py - Class to initialize and configure the application program launched by an operator. It delivers those keyword-value pair options and positional arguments specified by the application, in its invocation parameter list. It wraps the Command Line Interface application with exception handlers to control exit codes and messages that may be used to co- ordinate other application progra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CommandLineInterface </text:p>
          </table:table-cell>
          <table:table-cell office:value-type="string" calcext:value-type="string">
            <text:p>tsCommandLineInterface.py - Class establishes methods that prompt or re-prompt the operator for input, validate that the operator has supplied the expected number of inputs and that each is of the expected typ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CxGlobals </text:p>
          </table:table-cell>
          <table:table-cell office:value-type="string" calcext:value-type="string">
            <text:p>tsCxGlobals.py - Module to establish configuration constants and macro-type functions for the Command Line Interface mode of the "tsWxGTUI_PyVx" Toolki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DoubleLinkedList </text:p>
          </table:table-cell>
          <table:table-cell office:value-type="string" calcext:value-type="string">
            <text:p>tsDoubleLinkedList.py - Class to establish a representation of a linked list with forward and backward pointer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Exceptions </text:p>
          </table:table-cell>
          <table:table-cell office:value-type="string" calcext:value-type="string">
            <text:p>tsExceptions.py - Class to define and handle error exceptions. Maps run time exception types into 8-bit exit codes and prints associated diagnostic message and traceback info.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GistGetTerminalSize </text:p>
          </table:table-cell>
          <table:table-cell office:value-type="string" calcext:value-type="string">
            <text:p>tsGistGetTerminalSize.py - Third-Party Module, derived from "terminalsize.py" by Justin T. Riley, for acquiring the character size of the Python console window as tuple (width, height) on host operating systems (such as Linux, Mac OS X, Microsoft Windows and Unix).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0">
          <table:table-cell office:value-type="string" calcext:value-type="string">
            <text:p>tsLogger </text:p>
          </table:table-cell>
          <table:table-cell office:value-type="string" calcext:value-type="string">
            <text:p>tsLogger.py - Class that emulates a subset of Python logging API. It defines and handles prioritized, time and date stamped event message formatting and output to files and devices. Files are organized in a date and time stamped directory named for the launched application. Unix-type devices include syslog, stderr, stdout and stdscr (the ncurses display screen). It also supports "wxPython"-style logging of assert and check case result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OperatorSettingsParser </text:p>
          </table:table-cell>
          <table:table-cell office:value-type="string" calcext:value-type="string">
            <text:p>tsOperatorSettingsParser.py - Class to parse the command line entered by the operator of an application program. Parsing extracts the Keyword-Value pair Options and Positional Arguments that will configure and control the application during its executi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PlatformRunTimeEnvironment </text:p>
          </table:table-cell>
          <table:table-cell office:value-type="string" calcext:value-type="string">
            <text:p>tsPlatformRunTimeEnvironment.py - Class to capture current hardware, software and network information about the run time environment for the user proces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ReportUtilities </text:p>
          </table:table-cell>
          <table:table-cell office:value-type="string" calcext:value-type="string">
            <text:p>tsReportUtilities.py - Class defining methods used to format information: date and time (begin, end and elapsed), file size (with kilo-, mega-, giga-, tera-, peta-, exa-, zeta- and yotta-byte units) and nested Python dictionari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SysCommands </text:p>
          </table:table-cell>
          <table:table-cell office:value-type="string" calcext:value-type="string">
            <text:p>tsSysCommands.py - Class definition and methods for issuing shell commands to and receiving responses from the host operating system.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62">
          <table:table-cell table:number-columns-repeated="1024"/>
        </table:table-row>
        <table:table-row table:style-name="ro1">
          <table:table-cell table:number-columns-repeated="1024"/>
        </table:table-row>
      </table:table>
      <table:table table:name="tsLibGUI " table:style-name="ta7">
        <table:table-column table:style-name="co18" table:default-cell-style-name="ce1"/>
        <table:table-column table:style-name="co19" table:default-cell-style-name="ce1"/>
        <table:table-column table:style-name="co20"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6">
          <table:table-cell office:value-type="string" calcext:value-type="string">
            <text:p>tsWx </text:p>
          </table:table-cell>
          <table:table-cell office:value-type="string" calcext:value-type="string">
            <text:p>tsWx.py - Module to load all symbols that should appear within the wxPython.wx emulation namespace. Included are various classes, constants, functions and methods available for use by applications built with components from the wxPython emulation infrastructure. For wxPython application program usage compatibility, the emulation's "ts" name prefix is stripped off from their wxPython name counterparts. As with wxPython, application programs may then reference classes, constants and variables via their associated "wx.name" attribut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AcceleratorEntry </text:p>
          </table:table-cell>
          <table:table-cell office:value-type="string" calcext:value-type="string">
            <text:p>tsWxAcceleratorEntry.py - Class to establish an object used by an application wishing to create an accelerator table (see wxAcceleratorTabl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AcceleratorTable </text:p>
          </table:table-cell>
          <table:table-cell office:value-type="string" calcext:value-type="string">
            <text:p>tsWxAcceleratorTable.py - Class to allow the application to specify a table of keyboard shortcuts for menu or button commands. The object wxNullAcceleratorTable is defined to be a table with no data, and is the initial accelerator table for a window.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App </text:p>
          </table:table-cell>
          <table:table-cell office:value-type="string" calcext:value-type="string">
            <text:p>tsWxApp.py - Class to represent the application. It is used to bootstrap the wxPython system and initialize the underlying gui toolkit. It sets and gets application-wide properties. It implements the windowing system main message or event loop. It dispatches events to window instanc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BoxSizer </text:p>
          </table:table-cell>
          <table:table-cell office:value-type="string" calcext:value-type="string">
            <text:p>tsWxBoxSizer.py - Class to lay out its associated GUI objects in a simple row or column, depending on the orientation parameter passed to the constructor.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Button </text:p>
          </table:table-cell>
          <table:table-cell office:value-type="string" calcext:value-type="string">
            <text:p>tsWxButton.py - Class to establish a button which is a control that contains a text string. It is one of the most common elements of a GUI. It may be placed on a dialog box or panel, or indeed almost any other window.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CallLater </text:p>
          </table:table-cell>
          <table:table-cell office:value-type="string" calcext:value-type="string">
            <text:p>tsWxCallLater.py - Class to emulate the wxPython API for non-graphical, curses-based platforms. Currently, this is only a stub.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Caret </text:p>
          </table:table-cell>
          <table:table-cell office:value-type="string" calcext:value-type="string">
            <text:p>tsWxCaret.py - Class for representing and manipulating carets (cursors). The caret has position (x, y), size (width, height) and visibility properti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WxCheckBox </text:p>
          </table:table-cell>
          <table:table-cell office:value-type="string" calcext:value-type="string">
            <text:p>tsWxCheckBox.py - Class to establish a checkbox which is a labelled box that by default is either on (the checkmark is visible) or off (no checkmark). Optionally (When the wx.CHK_3STATE style flag is set) it can have a third state, called the mixed or undetermined state. Often this is used as a "Does Not Apply" stat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Choice </text:p>
          </table:table-cell>
          <table:table-cell office:value-type="string" calcext:value-type="string">
            <text:p>tsWxChoice.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Color </text:p>
          </table:table-cell>
          <table:table-cell office:value-type="string" calcext:value-type="string">
            <text:p>tsWxColor.py - Class to establish a colour object representing a combination of Red, Green, and Blue (RGB) intensity values that is used to determine drawing colours, window colours, etc. Valid RGB values are in the range 0 to 255.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WxColorDatabase </text:p>
          </table:table-cell>
          <table:table-cell office:value-type="string" calcext:value-type="string">
            <text:p>tsWxColorDatabase.py - Class to establish a database of standard RGB colours for a predefined set of named colours (such as "BLACK'', "LIGHT GREY"). The application may add to this set if desired by using AddColour and may use it to look up colours by names using Find or find the names for the standard colour using FindNam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Control </text:p>
          </table:table-cell>
          <table:table-cell office:value-type="string" calcext:value-type="string">
            <text:p>tsWxControl.py - Base Class for a control or "widget". A control is generally a small window which processes user input and/or displays one or more item of data.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ControlWithItems </text:p>
          </table:table-cell>
          <table:table-cell office:value-type="string" calcext:value-type="string">
            <text:p>tsWxControlWithItems.py - Convenience Class that derives from both wxControl and wxItemContainer. It is used as basis for some controls (wxChoice and wxListBox).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CursesKeyCodesDataBase </text:p>
          </table:table-cell>
          <table:table-cell office:value-type="string" calcext:value-type="string">
            <text:p>tsWxCursesKeyCodesDataBase.py - Dictionary of Python Curses Key Codes to be associated with the terminal console keyboard.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CursesMouseButtonCodesDataBase </text:p>
          </table:table-cell>
          <table:table-cell office:value-type="string" calcext:value-type="string">
            <text:p>tsWxCursesMouseButtonCodesDataBase.py - Dictionary of Python Curses Mouse Button Codes to be associated with the terminal console mouse (touchpad or touchscree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CursesServices </text:p>
          </table:table-cell>
          <table:table-cell office:value-type="string" calcext:value-type="string">
            <text:p>tsWxCursesServices.py - Class of low-level Python Curses Services wrapped with exception handler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Cursor </text:p>
          </table:table-cell>
          <table:table-cell office:value-type="string" calcext:value-type="string">
            <text:p>tsWxCursor.py - Class to establish a cursor from a small bitmap. The cursor is usually used for denoting where the mouse pointer is, with a picture that might indicate the interpretation of a mouse click.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DebugHandlers </text:p>
          </table:table-cell>
          <table:table-cell office:value-type="string" calcext:value-type="string">
            <text:p>tsWxDebugHandlers.py - Class that provides assert and check handlers for debugging.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Dialog </text:p>
          </table:table-cell>
          <table:table-cell office:value-type="string" calcext:value-type="string">
            <text:p>tsWxDialog.py - Class to create a dialog box, a window with a title bar and sometimes a system menu, which can be moved around the screen. It can contain controls and other windows and is often used to allow the user to make some choice or to answer a questi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DialogButton </text:p>
          </table:table-cell>
          <table:table-cell office:value-type="string" calcext:value-type="string">
            <text:p>tsWxDialogButton.py - Class to establish a button that controls the closing, help, iconizing, maximizing and restoring the previous size of a Dialog type window.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Display </text:p>
          </table:table-cell>
          <table:table-cell office:value-type="string" calcext:value-type="string">
            <text:p>tsWxDisplay.py - Class to represent the features of a display/monitor attached to the system.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DoubleLinkedList </text:p>
          </table:table-cell>
          <table:table-cell office:value-type="string" calcext:value-type="string">
            <text:p>tsWxDoubleLinkedList.py - Class to establish a representation of a linked list with forward and backward pointer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EraseEvent </text:p>
          </table:table-cell>
          <table:table-cell office:value-type="string" calcext:value-type="string">
            <text:p>tsWxEraseEvent.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Event </text:p>
          </table:table-cell>
          <table:table-cell office:value-type="string" calcext:value-type="string">
            <text:p>tsWxEvent.py - Class to establish the structure holding information about an event that is passed to a callback or member function. It is an abstract base class for other event class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EventDaemon </text:p>
          </table:table-cell>
          <table:table-cell office:value-type="string" calcext:value-type="string">
            <text:p>tsWxEventDaemon.py - Class to establish a scheduling mechanism to control the timing and sequencing of event processing.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0">
          <table:table-cell office:value-type="string" calcext:value-type="string">
            <text:p>tsWxEventLoop </text:p>
          </table:table-cell>
          <table:table-cell office:value-type="string" calcext:value-type="string">
            <text:p>tsWxEventLoop.py - Class uses the Standard Python Curses API to receive keyboard and mouse events. It maps those events into wxPython equivalent ones. It enhances the Low Level Standard Python Curses API by scanning the stack of wxPython GUI objects and identifying which one was visible enough to trigger the event. It dispatch th event to the appropriate wxPython event handler.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EventLoopActivator </text:p>
          </table:table-cell>
          <table:table-cell office:value-type="string" calcext:value-type="string">
            <text:p>tsWxEventLoopActivator.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EventQueueEntry </text:p>
          </table:table-cell>
          <table:table-cell office:value-type="string" calcext:value-type="string">
            <text:p>tsWxEventQueueEntry.py - Class to establish a container for the triggering object, triggering data and triggering eve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EventTableEntry </text:p>
          </table:table-cell>
          <table:table-cell office:value-type="string" calcext:value-type="string">
            <text:p>tsWxEventTableEntry.py - Class to establish a container for event table information (eventType, id, lastId, func, userData).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EvtHandler </text:p>
          </table:table-cell>
          <table:table-cell office:value-type="string" calcext:value-type="string">
            <text:p>tsWxEvtHandler.py - Class to handle events from the windowing system.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FlexGridSizer </text:p>
          </table:table-cell>
          <table:table-cell office:value-type="string" calcext:value-type="string">
            <text:p>tsWxFlexGridSizer.py - Class to emulate the wxPython API for non-graphical, curses-based platforms. Currently, this is hardly more than a stub.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FocusEvent </text:p>
          </table:table-cell>
          <table:table-cell office:value-type="string" calcext:value-type="string">
            <text:p>tsWxFocusEvent.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Frame </text:p>
          </table:table-cell>
          <table:table-cell office:value-type="string" calcext:value-type="string">
            <text:p>tsWxFrame.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FrameButton </text:p>
          </table:table-cell>
          <table:table-cell office:value-type="string" calcext:value-type="string">
            <text:p>tsWxFrameButton.py - Class to establish a button that controls the closing, iconizing, maximizing and restoring the previous size of a Frame type window.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Gauge </text:p>
          </table:table-cell>
          <table:table-cell office:value-type="string" calcext:value-type="string">
            <text:p>tsWxGauge.py - Class to establish a gauge, a horizontal or vertical bar which shows a quantity (often time). wxGauge supports two working modes: determinate and indeterminate progres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WxGlobals </text:p>
          </table:table-cell>
          <table:table-cell office:value-type="string" calcext:value-type="string">
            <text:p>tsWxGlobals.py - Module to establish configuration constants and macro-type functions for the Graphical-style User Interface mode of the "tsWxGTUI" Toolkit. Also defines organization and project specific application themes (the first one emulates the wxPython default color scheme and the second one implements the default TeamSTARS color schem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2">
          <table:table-cell office:value-type="string" calcext:value-type="string">
            <text:p>tsWxGraphicalTextUserInterface </text:p>
          </table:table-cell>
          <table:table-cell office:value-type="string" calcext:value-type="string">
            <text:p>tsWxGraphicalTextUserInterface.py - Class uses the Standard Python Curses API to initialize, manage the user desktop and shutdown input (from a keyboard and mouse) and output (to a two-dimensional display screen). NOTE: Whereas wxWidgets gives wxPython applications a truly native look and feel because it uses the host platform's native API rather than emulating the pixel-mode GUI, this class uses Python's curses class to create a cross-platform, character-mode emulation of a typical host platform's GUI. The emulation includes on-color &amp; multi-color palettes, rectangular shapes, border lines, label &amp; message text strings, buttons, checkboxes, radio boxes and buttons, gauges, scrollable text, splash screen, log files, side-by-side &amp; overlapping widows, keyboard &amp; mouse button input event handling, etc.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GridBagSizer </text:p>
          </table:table-cell>
          <table:table-cell office:value-type="string" calcext:value-type="string">
            <text:p>tsWxGridBagSizer.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GridSizer </text:p>
          </table:table-cell>
          <table:table-cell office:value-type="string" calcext:value-type="string">
            <text:p>tsWxGridSizer.py - Class for a sizer which lays out its children in a two-dimensional table with all table fields having the same size, i.e. the width of each field is the width of the widest child, the height of each field is the height of the tallest child.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ItemContainer </text:p>
          </table:table-cell>
          <table:table-cell office:value-type="string" calcext:value-type="string">
            <text:p>tsWxItemContainer.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KeyboardState </text:p>
          </table:table-cell>
          <table:table-cell office:value-type="string" calcext:value-type="string">
            <text:p>tsWxKeyboardState.py - Class to hold information about keyboard modifier keys and is what is returned from wx.GetModifier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KeyEvent </text:p>
          </table:table-cell>
          <table:table-cell office:value-type="string" calcext:value-type="string">
            <text:p>tsWxKeyEvent.py - Class to contain information about key press and release event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ListBox </text:p>
          </table:table-cell>
          <table:table-cell office:value-type="string" calcext:value-type="string">
            <text:p>tsWxListBox.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Log </text:p>
          </table:table-cell>
          <table:table-cell office:value-type="string" calcext:value-type="string">
            <text:p>tsWxLog.py - Class defines the interface for the log targets used by wxWidgets logging functions as explained in the wxLog Classes Overview. This implementation uses the tsLogger clas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Menu </text:p>
          </table:table-cell>
          <table:table-cell office:value-type="string" calcext:value-type="string">
            <text:p>tsWxMenu.py - Class to establish a menu which is a popup (or pull down) list of items, one of which may be selected before the menu goes away (clicking elsewhere dismisses the menu). Menus may be used to construct either menu bars or popup menu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MenuBar </text:p>
          </table:table-cell>
          <table:table-cell office:value-type="string" calcext:value-type="string">
            <text:p>tsWxMenuBar.py - Class to establish a menu bar, a series of menus accessible from the top of a fram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MouseEvent </text:p>
          </table:table-cell>
          <table:table-cell office:value-type="string" calcext:value-type="string">
            <text:p>tsWxMouseEvent.py - Class that contains information about the events generated by the mouse: they include mouse buttons press and release events and mouse move event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MouseState </text:p>
          </table:table-cell>
          <table:table-cell office:value-type="string" calcext:value-type="string">
            <text:p>tsWxMouseState.py - Class to hold information about mouse button and modifier key states and is what is returned from wx.GetMouseStat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
          <table:table-cell office:value-type="string" calcext:value-type="string">
            <text:p>tsWxMultiFrameEnv </text:p>
          </table:table-cell>
          <table:table-cell office:value-type="string" calcext:value-type="string">
            <text:p>tsWxMultiFrameEnv.py - Class to enable an application using a Command Line Interface (CLI) to launch and use the same char- acter-mode terminal with a Graphical-style User Interface (GUI). It uses application specified configuration keyword-value pair options to initialize any application specific logger(s) It wraps the CLI, underlying the GUI, and the GUI with exception handlers to control the exit codes and messages used to coordinate other application progra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NonLinkedList </text:p>
          </table:table-cell>
          <table:table-cell office:value-type="string" calcext:value-type="string">
            <text:p>tsWxNonLinkedList.py - Class to establish a representation of a nonlinked list without forward and backward index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Object </text:p>
          </table:table-cell>
          <table:table-cell office:value-type="string" calcext:value-type="string">
            <text:p>tsWxObject.py - Base class for most wx objects, although in wxPython not much functionality is needed nor exposed.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0">
          <table:table-cell office:value-type="string" calcext:value-type="string">
            <text:p>tsWxPanel </text:p>
          </table:table-cell>
          <table:table-cell office:value-type="string" calcext:value-type="string">
            <text:p>tsWxPanel.py - Class to establish a panel that is a window on which controls are placed. It is usually placed within a frame. Its main feature over its parent class wxWindow is code for handling child windows and TAB traversal. Since wxWidgets 2.9, there is support both for TAB traversal implemented by wxWidgets itself as well as native TAB traversal (such as for GTK 2.0).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PasswordEntryDialog </text:p>
          </table:table-cell>
          <table:table-cell office:value-type="string" calcext:value-type="string">
            <text:p>tsWxPasswordEntryDialog.py - Class represents a dialog that requests a one-line password string from the user.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Point </text:p>
          </table:table-cell>
          <table:table-cell office:value-type="string" calcext:value-type="string">
            <text:p>tsWxPoint.py - Class to represent a point or position of a graphical object with integer x (horizontal) and y (vertical) properti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3">
          <table:table-cell office:value-type="string" calcext:value-type="string">
            <text:p>tsWxPyApp </text:p>
          </table:table-cell>
          <table:table-cell office:value-type="string" calcext:value-type="string">
            <text:p>tsWxPyApp.py - Class to emulate the wxPython API for non-graphical, curses-based platforms. The wx.PyApp class represents the application and is used to: 1) bootstrap the wxPython system and initialize the underlying gui toolkit; 2) set and get application-wide properties; 3) implement the windowing system main message or event loop, and to dispatch events to window instances; 4) etc. Every application must have a wx.App instance, and all creation of UI objects should be delayed until after the wx.App object has been created in order to ensure that the gui platform and wxWidgets have been fully initialized. Normally you would derive from this class and implement an OnInit method that creates a frame and then calls self.SetTopWindow(fram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PyEventBinder </text:p>
          </table:table-cell>
          <table:table-cell office:value-type="string" calcext:value-type="string">
            <text:p>tsWxPyEventBinder.py - Instances of this class are used to bind specific events to event handler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PyOnDemandOutputWindow </text:p>
          </table:table-cell>
          <table:table-cell office:value-type="string" calcext:value-type="string">
            <text:p>tsWxPyOnDemandOutputWindow.py - Class that can be used for redirecting Python stdout and stderr streams. It will do nothing until something is written to the stream at which point it will create a Frame with a text area and write the text ther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PySimpleApp </text:p>
          </table:table-cell>
          <table:table-cell office:value-type="string" calcext:value-type="string">
            <text:p>tsWxPySimpleApp.py - Base Class for creating a simple application class. You can just create one of these and then make your top level windows later, and not have to worry about OnIni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PySizer </text:p>
          </table:table-cell>
          <table:table-cell office:value-type="string" calcext:value-type="string">
            <text:p>tsWxPySizer.py - A special version of wx.Sizer that has been instrumented to allow the C++ virtual methods to be overloaded in Python derived classes. You would derive from this class if you are wanting to implement a custom sizer in Python cod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PythonColor16DataBase </text:p>
          </table:table-cell>
          <table:table-cell office:value-type="string" calcext:value-type="string">
            <text:p>tsWxPythonColor16DataBase.py - Refactored xterm-16color data base portion of tsWxGraphicalTextUserInterface for name keys and code key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PythonColor16SubstitutionMap </text:p>
          </table:table-cell>
          <table:table-cell office:value-type="string" calcext:value-type="string">
            <text:p>tsWxPythonColor16SubstitutionMap.py - Refactored xterm-16color substitution data base portion of tsWxGraphicalTextUserInterface which maps wxPython color names to the available xterm-16color nam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PythonColor256DataBase </text:p>
          </table:table-cell>
          <table:table-cell office:value-type="string" calcext:value-type="string">
            <text:p>tsWxPythonColor256DataBase.py - Refactored xterm-256color data base portion of tsWxGraphicalTextUserInterface for name keys and code key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PythonColor88DataBase </text:p>
          </table:table-cell>
          <table:table-cell office:value-type="string" calcext:value-type="string">
            <text:p>tsWxPythonColor88DataBase.py - Refactored xterm-88color data base portion of tsWxGraphicalTextUserInterface for name keys and code key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PythonColor8DataBase </text:p>
          </table:table-cell>
          <table:table-cell office:value-type="string" calcext:value-type="string">
            <text:p>tsWxPythonColor8DataBase.py - Refactored xterm (8-color) data base portion of tsWxGraphicalTextUserInterface for name keys and code key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PythonColor8SubstitutionMap </text:p>
          </table:table-cell>
          <table:table-cell office:value-type="string" calcext:value-type="string">
            <text:p>tsWxPythonColor8SubstitutionMap.py - Refactored xterm (8-color) substitution data base portion of tsWxGraphicalTextUserInterface which maps wxPython color names to the available xterm (8-color) nam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PythonColorDataBaseRGB </text:p>
          </table:table-cell>
          <table:table-cell office:value-type="string" calcext:value-type="string">
            <text:p>tsWxPythonColorDataBaseRGB.py - Refactored data base portion of tsWxGraphicalTextUserInterface for assigning Red-Green-Blue values to create the wxPython 68+ color palett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PythonColorNames </text:p>
          </table:table-cell>
          <table:table-cell office:value-type="string" calcext:value-type="string">
            <text:p>tsWxPythonColorNames.py - Refactored color name data base portion of tsWxGraphicalTextUserInterface for identifying the members of the wxPython 68+ color palett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PythonColorRGBNames </text:p>
          </table:table-cell>
          <table:table-cell office:value-type="string" calcext:value-type="string">
            <text:p>tsWxPythonColorRGBNames.py - Refactored color name data base portion of tsWxGraphicalTextUserInterface for identifying the current and potential members of the wxPython 68+ color palett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PythonColorRGBValues </text:p>
          </table:table-cell>
          <table:table-cell office:value-type="string" calcext:value-type="string">
            <text:p>tsWxPythonColorRGBValues.py - Refactored color value data base portion of tsWxGraphicalTextUserInterface for identifying the Red-Green-Blue components of current and potential members of the wxPython 68+ color palett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PythonMonochromeDataBase </text:p>
          </table:table-cell>
          <table:table-cell office:value-type="string" calcext:value-type="string">
            <text:p>tsWxPythonMonochromeDataBase.py - Refactored vt100/vt220 (black with an unspecified single color shade of white, green or orange) data base portion of tsWxGraphicalTextUserInterface for name keys and code key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
          <table:table-cell office:value-type="string" calcext:value-type="string">
            <text:p>tsWxPythonPrivateLogger </text:p>
          </table:table-cell>
          <table:table-cell office:value-type="string" calcext:value-type="string">
            <text:p>tsWxPythonPrivateLogger.py - Refactored portion of the tsWxGraphicalTextUserInterface that provides a class and associated methods which emulate a subset of Python logging API. It defines and handles prioritized, time and date stamped event message formatting and output to files and devices. Files are organized in a date and time stamped directory named for the launched application. Unix-type devices include stderr and stdou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RadioBox </text:p>
          </table:table-cell>
          <table:table-cell office:value-type="string" calcext:value-type="string">
            <text:p>tsWxRadioBox.py - Class to establish a RadioBox that is used to select one of a number of mutually exclusive choices. It is displayed as a vertical column or horizontal row of labelled buttons, surrounded by a box that can optionally have a label.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RadioButton </text:p>
          </table:table-cell>
          <table:table-cell office:value-type="string" calcext:value-type="string">
            <text:p>tsWxRadioButton.py - Class to establish a radio button that is a labelled box which by default is either on (the checkmark is visible) or off (no checkmark).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Rect </text:p>
          </table:table-cell>
          <table:table-cell office:value-type="string" calcext:value-type="string">
            <text:p>tsWxRect.py - Class to represent the position and size of a graphical object with integer x (horizontal) and y (vertical) postion and with integer width (horizontal) and height (vertical) size properti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Screen </text:p>
          </table:table-cell>
          <table:table-cell office:value-type="string" calcext:value-type="string">
            <text:p>tsWxScreen.py - Class to provide normal window attributes for a pseudo parent of Top Level Windows (i.e., Frames and Dialogs) that have designated "None" as their pare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ScrollBar </text:p>
          </table:table-cell>
          <table:table-cell office:value-type="string" calcext:value-type="string">
            <text:p>tsWxScrollBar.py - Class to establish a ScrollBar which is a control that represents a horizontal or vertical scrollbar. It is distinct from the two scrollbars that some windows provide automatically, but the two types of scrollbar share the way events are received.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
          <table:table-cell office:value-type="string" calcext:value-type="string">
            <text:p>tsWxScrollBarButton </text:p>
          </table:table-cell>
          <table:table-cell office:value-type="string" calcext:value-type="string">
            <text:p>tsWxScrollBarButton.py - Class to establish a button control for horizontal or vertical ScrollBars. Depending on the type of mouse click, the buttons associated with the left or right arrow will initiate events to scroll the associated text one or more columns, horizontal pages or to the left or right most column. The buttons associated with the up or down arrow will initiate events to scroll the associated text one or more rows, vertical pages or to the top or bottom most row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ScrollBarGauge </text:p>
          </table:table-cell>
          <table:table-cell office:value-type="string" calcext:value-type="string">
            <text:p>tsWxScrollBarGauge.py - Class to create a horizontal or vertical bar graph. Its highlighted and non-highlighted areas display the position and size of text displayed in an associated scrollable text window relative to the undisplayed tex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Scrolled </text:p>
          </table:table-cell>
          <table:table-cell office:value-type="string" calcext:value-type="string">
            <text:p>tsWxScrolled.py - Template Class to manage scrolling for its client area, transforming the coordinates according to the scrollbar positions, and setting the scroll positions, thumb sizes and ranges according to the area in view.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ScrolledText </text:p>
          </table:table-cell>
          <table:table-cell office:value-type="string" calcext:value-type="string">
            <text:p>tsWxScrolledText.py - Class to establish a text control that allows an array of text strings to be scrolled horizontally and/or vertically. It may be scrolled in increments of single or multiple columns or row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ScrolledWindow </text:p>
          </table:table-cell>
          <table:table-cell office:value-type="string" calcext:value-type="string">
            <text:p>tsWxScrolledWindow.py - Class to manage scrolling for its client area, transforming the coordinates according to the scrollbar positions, and setting the scroll positions, thumb sizes and ranges according to the area in view.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ShowEvent </text:p>
          </table:table-cell>
          <table:table-cell office:value-type="string" calcext:value-type="string">
            <text:p>tsWxShowEvent.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Size </text:p>
          </table:table-cell>
          <table:table-cell office:value-type="string" calcext:value-type="string">
            <text:p>tsWxSize.py - Class to represent the size of a graphical object with integer width (horizontal) and height (vertical) properti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Sizer </text:p>
          </table:table-cell>
          <table:table-cell office:value-type="string" calcext:value-type="string">
            <text:p>tsWxSizer.py - Abstract base class used for laying out subwindows in a window.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WxSizerFlags </text:p>
          </table:table-cell>
          <table:table-cell office:value-type="string" calcext:value-type="string">
            <text:p>tsWxSizerFlags.py - Container Class for sizer item flags that provides readable names for them. Normally, when you add an item to a sizer via wxSizer.Add, you have to specify a lot of flags and parameters which can be unwieldy. This is where wxSizerFlags comes in: it allows you to specify all parameters using the named methods instead.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SizerItem </text:p>
          </table:table-cell>
          <table:table-cell office:value-type="string" calcext:value-type="string">
            <text:p>tsWxSizerItem.py - Class used to track the position, size and other attributes of each item managed by a wx.Sizer.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SizerItemList </text:p>
          </table:table-cell>
          <table:table-cell office:value-type="string" calcext:value-type="string">
            <text:p>tsWxSizerItemList.py - Class wraps a tsWxDoubleLinkedList class (rather than a wxList-based class) and gives it a Python sequence-like interface. Sequence operations supported are length, first, last, next and index access and iterati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SizerSpacer </text:p>
          </table:table-cell>
          <table:table-cell office:value-type="string" calcext:value-type="string">
            <text:p>tsWxSizerSpacer.py - Class used by wx.SizerItem to represent a spacer.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Slider </text:p>
          </table:table-cell>
          <table:table-cell office:value-type="string" calcext:value-type="string">
            <text:p>tsWxSlider.py - Class to establish a control with a handle which can be pulled back and forth to change the valu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SplashScreen </text:p>
          </table:table-cell>
          <table:table-cell office:value-type="string" calcext:value-type="string">
            <text:p>tsWxSplashScreen.py - Class to show a window with a thin border, displaying a "bitmap" (text) describing your application. The splash screen is shown during application initialization. The application then either explicitly destroys it or lets it time-ou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StaticBox </text:p>
          </table:table-cell>
          <table:table-cell office:value-type="string" calcext:value-type="string">
            <text:p>tsWxStaticBox.py - Class to establish a static box, a rectangle drawn around other windows to denote a logical grouping of ite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StaticBoxSizer </text:p>
          </table:table-cell>
          <table:table-cell office:value-type="string" calcext:value-type="string">
            <text:p>tsWxStaticBoxSizer.py - Class to establish a sizer derived from wxBoxSizer but adds a static box around the sizer.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WxStaticLine </text:p>
          </table:table-cell>
          <table:table-cell office:value-type="string" calcext:value-type="string">
            <text:p>tsWxStaticLine.py - Class to establish a static line, which may be used in a dialog to separate the groups of controls. The line may be only vertical or horizontal. Moreover, not all ports (notably not wxGTK) support specifying the traversal direction of the line (e.g. height for a horizontal line) so for maximal portability you should specify it as wxDefaultCoord.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StaticText </text:p>
          </table:table-cell>
          <table:table-cell office:value-type="string" calcext:value-type="string">
            <text:p>tsWxStaticText.py - Class to establish a static text control that displays one or more lines of read-only text. wxStaticText supports the three classic text alignments, label ellipsization and formatting markup.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
          <table:table-cell office:value-type="string" calcext:value-type="string">
            <text:p>tsWxStatusBar </text:p>
          </table:table-cell>
          <table:table-cell office:value-type="string" calcext:value-type="string">
            <text:p>tsWxStatusBar.py - Class to establish a status bar, a narrow window that can be placed along the bottom of a frame to give small amounts of status information. It can contain one or more fields, one or more of which can be variable length according to the size of the window. wxStatusBar also maintains an independent stack of status texts for each field (see PushStatusText() and PopStatusText()). Note that in wxStatusBar context, the terms pane and field are synony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SystemSettings </text:p>
          </table:table-cell>
          <table:table-cell office:value-type="string" calcext:value-type="string">
            <text:p>tsWxSystemSettings.py - Class allows the application to ask for details about the system. This can include settings such as standard colours, fonts, and user interface element siz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TaskBar </text:p>
          </table:table-cell>
          <table:table-cell office:value-type="string" calcext:value-type="string">
            <text:p>tsWxTaskBar.py - Class to establish a taskbar icon (button) for each top level window (frame, dialog etc.). A taskbar icon appears in the "system tray" and responds to mouse clicks, optionally with a tooltip above it to help provide informati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WxTextCtrl </text:p>
          </table:table-cell>
          <table:table-cell office:value-type="string" calcext:value-type="string">
            <text:p>tsWxTextCtrl.py - Class to establish a text control that allows text to be displayed and edited. It may be single line or multi-line. Notice that a lot of methods of the text controls are found in the base wxTextEntry class which is a common base class for wxTextCtrl and other controls using a single line text entry field (e.g. wxComboBox).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TextEditBox </text:p>
          </table:table-cell>
          <table:table-cell office:value-type="string" calcext:value-type="string">
            <text:p>tsWxTextEditBox.py - Class represents that portion of a dialog that requests and edits a single or multi-line text string from the user.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TextEntry </text:p>
          </table:table-cell>
          <table:table-cell office:value-type="string" calcext:value-type="string">
            <text:p>tsWxTextEntry.py - Common base class for single line text entry fields. This class is not a control itself, as it does not derive from wxWindow. Instead it is used as a base class by other controls, notably wxTextCtrl and wxComboBox and gathers the methods common to both of them.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TextEntryDialog </text:p>
          </table:table-cell>
          <table:table-cell office:value-type="string" calcext:value-type="string">
            <text:p>tsWxTextEntryDialog.py - Class represents a dialog that requests a one-line text string from the user.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Timer </text:p>
          </table:table-cell>
          <table:table-cell office:value-type="string" calcext:value-type="string">
            <text:p>tsWxTimer.py - Class to allow you to execute code at specified intervals. Its precision is platform-dependent, but in general will not be better than 1ms nor worse than 1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WxToggleButton </text:p>
          </table:table-cell>
          <table:table-cell office:value-type="string" calcext:value-type="string">
            <text:p>tsWxToggleButton.py - Class to establish a button that stays pressed when clicked by the user. In other words, it is similar to wxCheckBox in functionality but looks like a wxButt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WxTopLevelWindow </text:p>
          </table:table-cell>
          <table:table-cell office:value-type="string" calcext:value-type="string">
            <text:p>tsWxTopLevelWindow.py - Common base class for wxDialog and wxFrame. It is an abstract base class meaning that you never work with objects of this class directly, but all of its methods are also applicable for the two classes above. Note that the instances of wxTopLevelWindow are managed by wxWidgets in the internal top level (task bar) window lis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5">
          <table:table-cell office:value-type="string" calcext:value-type="string">
            <text:p>tsWxValidator </text:p>
          </table:table-cell>
          <table:table-cell office:value-type="string" calcext:value-type="string">
            <text:p>tsWxValidator.py - Class to emulate the wxPython API for non-graphical, curses-based platfor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WxWindow </text:p>
          </table:table-cell>
          <table:table-cell office:value-type="string" calcext:value-type="string">
            <text:p>tsWxWindow.py - Base class for all windows and represents any visible object on the screen. All controls, top level windows and so on are wx.Windows. Sizers and device contexts are not however, as they do not appear on screen themselv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WindowCurses </text:p>
          </table:table-cell>
          <table:table-cell office:value-type="string" calcext:value-type="string">
            <text:p>tsWxWindowCurses.py - Base class for all windows and represents any visible object on the screen. All controls, top level windows and so on are wx.Windows. Sizers and device contexts are not however, as they do not appear on screen themselve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466">
          <table:table-cell table:number-columns-repeated="1024"/>
        </table:table-row>
        <table:table-row table:style-name="ro1">
          <table:table-cell table:number-columns-repeated="1024"/>
        </table:table-row>
      </table:table>
      <table:table table:name="tsToolsLibCLI " table:style-name="ta8">
        <table:table-column table:style-name="co21" table:default-cell-style-name="ce1"/>
        <table:table-column table:style-name="co22" table:default-cell-style-name="ce1"/>
        <table:table-column table:style-name="co23"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4">
          <table:table-cell office:value-type="string" calcext:value-type="string">
            <text:p>tsLinesOfCode </text:p>
          </table:table-cell>
          <table:table-cell office:value-type="string" calcext:value-type="string">
            <text:p>tsLinesOfCode.py - Class of utility functions, used by the tsLinesOfCodeProjectMetrics.py tool, to coordinate the processes of gathering software lines of code metrics and deriving, analyzing, estimating and reporting software development project labor, cost, schedule and productivity metric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LOCPMOperatorSettingsParser </text:p>
          </table:table-cell>
          <table:table-cell office:value-type="string" calcext:value-type="string">
            <text:p>tsLOCPMOperatorSettingsParser.py - Class of utility functions, used by the tsLinesOfCodeProjectMetrics.py tool, to parse the command line entered by the operator of an application program. Parsing extracts the Keyword-Value pair Options and Positional Arguments that will configure and control the application during its executi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ProjectMetrics </text:p>
          </table:table-cell>
          <table:table-cell office:value-type="string" calcext:value-type="string">
            <text:p>tsProjectMetrics.py - Class, used by the tsLinesOfCodeProjectMetrics.py tool, to derive software development project labor, cost, schedule and productivity metrics from the software lines of code metric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PRTEOperatorSettingsParser </text:p>
          </table:table-cell>
          <table:table-cell office:value-type="string" calcext:value-type="string">
            <text:p>tsPRTEOperatorSettingsParser.py - Class of utility functions, used by the tsPythonRunTimeEnvironment.py tool, to parse the command line entered by the operator of an application program. Parsing extracts the Keyword-Value pair Options and Positional Arguments that will configure and control the application during its executi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SoftwareMetrics </text:p>
          </table:table-cell>
          <table:table-cell office:value-type="string" calcext:value-type="string">
            <text:p>tsSoftwareMetrics.py - Class of utility functions, used by the tsLinesOfCodeProjectMetrics.py tool, to produce a report of the number of source code files, lines of code, blank/comment lines, word count and character cou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SoftwareParser </text:p>
          </table:table-cell>
          <table:table-cell office:value-type="string" calcext:value-type="string">
            <text:p>tsSoftwareParser.py - Class of utiltity functions, used by the tsLinesOfCodeProjectMetrics.py tool, to parse source code and accumulate the number of source lines of code, blank/comment lines, word count and character coun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StripSettingsParser </text:p>
          </table:table-cell>
          <table:table-cell office:value-type="string" calcext:value-type="string">
            <text:p>tsStripSettingsParser.py - Class of utility functions, used by the tsStripComments.py tool, to parse the command line entered by the operator. Parsing extracts the Keyword-Value pair Options and Positional Arguments that will configure and control the application during its executi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TreeTrimShutil </text:p>
          </table:table-cell>
          <table:table-cell office:value-type="string" calcext:value-type="string">
            <text:p>tsTreeTrimShutil.py - Utility functions, used by the tsTreeTrimLines.py tool, for copying files and directory trees. Derived from Python shutil module, this version will copy the contents of a source directory to a target directory after stripping superfluous white space (blanks) from end of each lin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66">
          <table:table-cell table:number-columns-repeated="1024"/>
        </table:table-row>
        <table:table-row table:style-name="ro1">
          <table:table-cell table:number-columns-repeated="1024"/>
        </table:table-row>
      </table:table>
      <table:table table:name="tsToolsCLI " table:style-name="ta9">
        <table:table-column table:style-name="co24" table:default-cell-style-name="ce1"/>
        <table:table-column table:style-name="co25" table:default-cell-style-name="ce1"/>
        <table:table-column table:style-name="co26"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4">
          <table:table-cell office:value-type="string" calcext:value-type="string">
            <text:p>tsChange_tsWxGTUI_PyVx </text:p>
          </table:table-cell>
          <table:table-cell office:value-type="string" calcext:value-type="string">
            <text:p>tsChange_tsWxGTUI_PyVx.py - Python application program, with a Command Line Interface (CLI), to generate a directory of installable source files. It transforms the tsWxGTUI_PyVx import identifier created by merging tsWxGTUI_Py2x changes into a previous tsWxGTUI_Py3x.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Change_wxPython_API_Version </text:p>
          </table:table-cell>
          <table:table-cell office:value-type="string" calcext:value-type="string">
            <text:p>tsChange_wxPython_API_Version.py - Python application program, with a Command Line Interface (CLI), to generate a directory of installable source files. It updates the identification of the wxPython API Version most applicable to the tsWxGTUI_PyVx Toolkit.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4">
          <table:table-cell office:value-type="string" calcext:value-type="string">
            <text:p>tsLinesOfCodeProjectMetrics </text:p>
          </table:table-cell>
          <table:table-cell office:value-type="string" calcext:value-type="string">
            <text:p>tsLinesOfCodeProjectMetrics.py - Python application program, with a Command Line Interface (CLI), that generates reports of software project progress and the estimated cost (or contributed value) of the project when it is finally completed. It scans an operator designated file directory tree containing the source files, in one or more programming language specific formats (such as Ada, Assembler, C/C++, Cobol, Fortran, PL/M, Python, Text, and various command line shells). a) For each file, it accumulates and reports the total number of code lines, blank/comment lines, words and characters. b) For each programming language format, it accumulates and reports a summary of details of the associated source files. c) For the entire set of source files, it accumulates and reports a summary of details. d) It uses the summary of the entire set of source files to derive, analyze, estimate and report metrics for the software development project (such as labor, cost, schedule and lines of code per day productivity).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PlatformQuery </text:p>
          </table:table-cell>
          <table:table-cell office:value-type="string" calcext:value-type="string">
            <text:p>tsPlatformQuery.py - Python application program, with a Command Line Interface (CLI), that uses tsPlatformRunTimeEnvironment to capture current hardware and software information about the run time environment available to computer programs.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6">
          <table:table-cell office:value-type="string" calcext:value-type="string">
            <text:p>tsStripComments </text:p>
          </table:table-cell>
          <table:table-cell office:value-type="string" calcext:value-type="string">
            <text:p>tsStripComments.py - Python application program, with a Command Line Interface (CLI), to transform an annotated, development version of a directory of sub-directories and Python source files into an un-annotated copy. The copy is intended to conserve storage space when installed in an embedded system. The transformation involves stripping comments and docstrings by de-tokenizing a tokenized version of each Python source file. Non-Python files are trimmed of trailing whitesp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StripLineNumbers </text:p>
          </table:table-cell>
          <table:table-cell office:value-type="string" calcext:value-type="string">
            <text:p>tsStripLineNumbers.py - Python application program, with a Command Line Interface (CLI), to strip line numbers from source code (such as annotated listings) that do not reference line numbers for conditional branching.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3">
          <table:table-cell office:value-type="string" calcext:value-type="string">
            <text:p>tsTreeCopy </text:p>
          </table:table-cell>
          <table:table-cell office:value-type="string" calcext:value-type="string">
            <text:p>tsTreeCopy.py - Python application program, with a Command Line Interface (CLI), to copy the files and directories contained in a source directory to a target directory.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TreeTrimLines </text:p>
          </table:table-cell>
          <table:table-cell office:value-type="string" calcext:value-type="string">
            <text:p>tsTreeTrimLines.py - Python application program, with a Command Line Interface (CLI), to copy the files and directories contained in a source directory to a target directory after stripping superfluous white space (blanks) from end of each lin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66">
          <table:table-cell table:number-columns-repeated="1024"/>
        </table:table-row>
        <table:table-row table:style-name="ro1">
          <table:table-cell table:number-columns-repeated="1024"/>
        </table:table-row>
      </table:table>
      <table:table table:name="tsUtilities" table:style-name="ta10">
        <table:table-column table:style-name="co27" table:default-cell-style-name="ce1"/>
        <table:table-column table:style-name="co28" table:default-cell-style-name="ce1"/>
        <table:table-column table:style-name="co29"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2">
          <table:table-cell office:value-type="string" calcext:value-type="string">
            <text:p>run_2to3_script </text:p>
          </table:table-cell>
          <table:table-cell office:value-type="string" calcext:value-type="string">
            <text:p>run_2to3_script.sh - Command Line Interface shell script to convert operator specified file(s) from Python 2.x to Python 3.x style. It applies all conversions except those invoked with "-x": 1) -x print - Assuming that files already use Python 2.7 print method instead of command line print statement, this option prevents addition of superfluous parentheses. 2) -x import - Assuming that files already use hierarchical file definitions, this option prevents addition of superfluous and inappropriate "dot notation".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tsWxGTUI_Py2x " table:style-name="ta11">
        <table:table-column table:style-name="co30" table:default-cell-style-name="ce1"/>
        <table:table-column table:style-name="co31" table:default-cell-style-name="ce1"/>
        <table:table-column table:style-name="co32"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1">
          <table:table-cell office:value-type="string" calcext:value-type="string">
            <text:p>tsLibGUI </text:p>
          </table:table-cell>
          <table:table-cell office:value-type="string" calcext:value-type="string">
            <text:p>tsLibGUI -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tsWxGTUI_Py3x" table:style-name="ta12">
        <table:table-column table:style-name="co33" table:default-cell-style-name="ce1"/>
        <table:table-column table:style-name="co15" table:default-cell-style-name="ce1"/>
        <table:table-column table:style-name="co34"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1">
          <table:table-cell office:value-type="string" calcext:value-type="string">
            <text:p>tsLibGUI </text:p>
          </table:table-cell>
          <table:table-cell office:value-type="string" calcext:value-type="string">
            <text:p>tsLibGUI -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73">
          <table:table-cell table:number-columns-repeated="1024"/>
        </table:table-row>
        <table:table-row table:style-name="ro1">
          <table:table-cell table:number-columns-repeated="1024"/>
        </table:table-row>
      </table:table>
      <table:table table:name="tsWxGTUI_PyVx" table:style-name="ta13">
        <table:table-column table:style-name="co35" table:default-cell-style-name="ce1"/>
        <table:table-column table:style-name="co36" table:default-cell-style-name="ce1"/>
        <table:table-column table:style-name="co37"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E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12">
          <table:table-cell office:value-type="string" calcext:value-type="string">
            <text:p>tsDistUtils_Py2x </text:p>
          </table:table-cell>
          <table:table-cell office:value-type="string" calcext:value-type="string">
            <text:p>tsDistUtils_Py2x - Distribution utilities to build and install the Python site package containing the TeamSTARS "tsWxGTUI_Py2x" Toolkit and its components for a Python-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2">
          <table:table-cell office:value-type="string" calcext:value-type="string">
            <text:p>tsDistUtils_Py3x </text:p>
          </table:table-cell>
          <table:table-cell office:value-type="string" calcext:value-type="string">
            <text:p>tsDistUtils_Py3x - Distribution utilities to build and install the Python site package containing the TeamSTARS "tsWxGTUI_Py3x" Toolkit and its components for a Python-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DistUtils_PyVx </text:p>
          </table:table-cell>
          <table:table-cell office:value-type="string" calcext:value-type="string">
            <text:p>tsDistUtils_PyVx - Distribution utilities to create the source code and documentation distribution tarballs and/or zip files associated with the TeamSTARS "tsWxGTUI_PyVx" Toolkit and its components for: a) Python 2.4.0-2.7.9 based Command Line Interface and character-mode, wxPython-style Graphical User Interface; b) Python 3.0.0-3.5.0 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GTUI_Py2x </text:p>
          </table:table-cell>
          <table:table-cell office:value-type="string" calcext:value-type="string">
            <text:p>tsWxGTUI_Py2x - Python 2.4.0-2.7.9 compatible source code for various libraries of building block components, various test &amp; software development tool applications and system administration utilities for the TeamSTARS "tsWxGTUI_PyVx" Toolkit's Python-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GTUI_Py3x </text:p>
          </table:table-cell>
          <table:table-cell office:value-type="string" calcext:value-type="string">
            <text:p>tsWxGTUI_Py3x - Python 3.0.0-3.5.0 compatible source code for various libraries of building block components, various test &amp; software development tool applications and system administration utilities for the TeamSTARS "tsWxGTUI_PyVx" Toolkit's Python-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1" table:number-rows-repeated="1048569">
          <table:table-cell table:number-columns-repeated="1024"/>
        </table:table-row>
        <table:table-row table:style-name="ro1">
          <table:table-cell table:number-columns-repeated="1024"/>
        </table:table-row>
      </table:table>
      <table:table table:name="Distribution Utilities" table:style-name="ta14">
        <office:forms form:automatic-focus="false" form:apply-design-mode="false"/>
        <table:table-column table:style-name="co38" table:default-cell-style-name="ce1"/>
        <table:table-column table:style-name="co39" table:default-cell-style-name="ce1"/>
        <table:table-column table:style-name="co40" table:default-cell-style-name="ce1"/>
        <table:table-column table:style-name="co7" table:number-columns-repeated="254" table:default-cell-style-name="ce1"/>
        <table:table-column table:style-name="co7" table:number-columns-repeated="767" table:default-cell-style-name="Default"/>
        <table:table-row table:style-name="ro5">
          <table:table-cell office:value-type="string" calcext:value-type="string">
            <text:p>dit component... </text:p>
          </table:table-cell>
          <table:table-cell office:value-type="string" calcext:value-type="string">
            <text:p>Description </text:p>
          </table:table-cell>
          <table:table-cell office:value-type="string" calcext:value-type="string">
            <text:p>Default Assignee </text:p>
          </table:table-cell>
          <table:table-cell office:value-type="string" calcext:value-type="string">
            <text:p>Default CC list </text:p>
          </table:table-cell>
          <table:table-cell office:value-type="string" calcext:value-type="string">
            <text:p>Active </text:p>
          </table:table-cell>
          <table:table-cell office:value-type="string" calcext:value-type="string">
            <text:p>Action </text:p>
          </table:table-cell>
          <table:table-cell table:number-columns-repeated="1018"/>
        </table:table-row>
        <table:table-row table:style-name="ro12">
          <table:table-cell office:value-type="string" calcext:value-type="string">
            <text:p>tsDistUtils_Py2x </text:p>
          </table:table-cell>
          <table:table-cell office:value-type="string" calcext:value-type="string">
            <text:p>tsDistUtils_Py2x - Distribution utilities to build and install the Python site package containing the TeamSTARS "tsWxGTUI_Py2x" Toolkit and its components for a Python-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5">
          <table:table-cell office:value-type="string" calcext:value-type="string">
            <text:p>tsDistUtils_Py3x </text:p>
          </table:table-cell>
          <table:table-cell office:value-type="string" calcext:value-type="string">
            <text:p>tsDistUtils_Py3x - Distribution utilities to build and install the Python site package containing the TeamSTARS "tsWxGTUI_Py3x" Toolkit and its components for a Python-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21">
          <table:table-cell office:value-type="string" calcext:value-type="string">
            <text:p>tsDistUtils_PyVx </text:p>
          </table:table-cell>
          <table:table-cell office:value-type="string" calcext:value-type="string">
            <text:p>tsDistUtils_PyVx - Distribution utilities to create the source code and documentation distribution tarballs and/or zip files associated with the TeamSTARS "tsWxGTUI_PyVx" Toolkit and its components for: a) Python 2.4.0-2.7.9 based Command Line Interface and character-mode, wxPython-style Graphical User Interface; b) Python 3.0.0-3.5.0 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GTUI_Py2x </text:p>
          </table:table-cell>
          <table:table-cell office:value-type="string" calcext:value-type="string">
            <text:p>tsWxGTUI_Py2x - Python 2.4.0-2.7.9 compatible source code for various libraries of building block components, various test &amp; software development tool applications and system administration utilities for the TeamSTARS "tsWxGTUI_PyVx" Toolkit's Python-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e </text:p>
          </table:table-cell>
          <table:table-cell table:number-columns-repeated="1018"/>
        </table:table-row>
        <table:table-row table:style-name="ro4">
          <table:table-cell office:value-type="string" calcext:value-type="string">
            <text:p>tsWxGTUI_Py3x </text:p>
          </table:table-cell>
          <table:table-cell office:value-type="string" calcext:value-type="string">
            <text:p>tsWxGTUI_Py3x - Python 3.0.0-3.5.0 compatible source code for various libraries of building block components, various test &amp; software development tool applications and system administration utilities for the TeamSTARS "tsWxGTUI_PyVx" Toolkit's Python-based Command Line Interface and character-mode, wxPython-style Graphical User Interface. </text:p>
          </table:table-cell>
          <table:table-cell office:value-type="string" calcext:value-type="string">
            <text:p>rigordo@comcast.net </text:p>
          </table:table-cell>
          <table:table-cell/>
          <table:table-cell office:value-type="string" calcext:value-type="string">
            <text:p>Yes </text:p>
          </table:table-cell>
          <table:table-cell office:value-type="string" calcext:value-type="string">
            <text:p>Delet</text:p>
          </table:table-cell>
          <table:table-cell table:number-columns-repeated="1018"/>
        </table:table-row>
        <table:table-row table:style-name="ro1" table:number-rows-repeated="1048569">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ce style:name="Liberation Sans" svg:font-family="'Liberation Sans'" style:font-family-generic="swiss"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20P0" style:volatile="true">
      <number:text>$</number:text>
      <number:number number:decimal-places="0" number:min-integer-digits="1" number:grouping="true"/>
      <number:text> </number:text>
    </number:number-style>
    <number:number-style style:name="N120">
      <number:text>($</number:text>
      <number:number number:decimal-places="0" number:min-integer-digits="1" number:grouping="true"/>
      <number:text>)</number:text>
      <style:map style:condition="value()&gt;=0" style:apply-style-name="N120P0"/>
    </number:number-style>
    <number:number-style style:name="N121P0" style:volatile="true">
      <number:text>$</number:text>
      <number:number number:decimal-places="0" number:min-integer-digits="1" number:grouping="true"/>
      <number:text> </number:text>
    </number:number-style>
    <number:number-style style:name="N121">
      <style:text-properties fo:color="#ff0000"/>
      <number:text>($</number:text>
      <number:number number:decimal-places="0" number:min-integer-digits="1" number:grouping="true"/>
      <number:text>)</number:text>
      <style:map style:condition="value()&gt;=0" style:apply-style-name="N121P0"/>
    </number:number-style>
    <number:number-style style:name="N122P0" style:volatile="true">
      <number:text>$</number:text>
      <number:number number:decimal-places="2" number:min-integer-digits="1" number:grouping="true"/>
      <number:text> </number:text>
    </number:number-style>
    <number:number-style style:name="N122">
      <number:text>($</number:text>
      <number:number number:decimal-places="2" number:min-integer-digits="1" number:grouping="true"/>
      <number:text>)</number:text>
      <style:map style:condition="value()&gt;=0" style:apply-style-name="N122P0"/>
    </number:number-style>
    <number:number-style style:name="N123P0" style:volatile="true">
      <number:text>$</number:text>
      <number:number number:decimal-places="2" number:min-integer-digits="1" number:grouping="true"/>
      <number:text> </number:text>
    </number:number-style>
    <number:number-style style:name="N123">
      <style:text-properties fo:color="#ff0000"/>
      <number:text>($</number:text>
      <number:number number:decimal-places="2" number:min-integer-digits="1" number:grouping="true"/>
      <number:text>)</number:text>
      <style:map style:condition="value()&gt;=0" style:apply-style-name="N123P0"/>
    </number:number-style>
    <number:number-style style:name="N124P0" style:volatile="true">
      <loext:text> </loext:text>
      <loext:fill-character> </loext:fill-character>
      <number:number number:decimal-places="0" number:min-integer-digits="1" number:grouping="true"/>
      <number:text> </number:text>
    </number:number-style>
    <number:number-style style:name="N124P1" style:volatile="true">
      <loext:text> </loext:text>
      <loext:fill-character> </loext:fill-character>
      <number:text>(</number:text>
      <number:number number:decimal-places="0" number:min-integer-digits="1" number:grouping="true"/>
      <number:text>)</number:text>
    </number:number-style>
    <number:number-style style:name="N124P2" style:volatile="true">
      <loext:text> </loext:text>
      <loext:fill-character> </loext:fill-character>
      <number:text>- </number:text>
    </number:number-style>
    <number:text-style style:name="N124">
      <number:text> </number:text>
      <number:text-content/>
      <number:text> </number:text>
      <style:map style:condition="value()&gt;0" style:apply-style-name="N124P0"/>
      <style:map style:condition="value()&lt;0" style:apply-style-name="N124P1"/>
      <style:map style:condition="value()=0" style:apply-style-name="N124P2"/>
    </number:text-style>
    <number:number-style style:name="N125P0" style:volatile="true">
      <loext:text> $</loext:text>
      <loext:fill-character> </loext:fill-character>
      <number:number number:decimal-places="0" number:min-integer-digits="1" number:grouping="true"/>
      <number:text> </number:text>
    </number:number-style>
    <number:number-style style:name="N125P1" style:volatile="true">
      <loext:text> $</loext:text>
      <loext:fill-character> </loext:fill-character>
      <number:text>(</number:text>
      <number:number number:decimal-places="0" number:min-integer-digits="1" number:grouping="true"/>
      <number:text>)</number:text>
    </number:number-style>
    <number:number-style style:name="N125P2" style:volatile="true">
      <loext:text> $</loext:text>
      <loext:fill-character> </loext:fill-character>
      <number:text>- </number:text>
    </number:number-style>
    <number:text-style style:name="N125">
      <number:text> </number:text>
      <number:text-content/>
      <number:text> </number:text>
      <style:map style:condition="value()&gt;0" style:apply-style-name="N125P0"/>
      <style:map style:condition="value()&lt;0" style:apply-style-name="N125P1"/>
      <style:map style:condition="value()=0" style:apply-style-name="N125P2"/>
    </number:text-style>
    <number:number-style style:name="N126P0" style:volatile="true">
      <loext:text> </loext:text>
      <loext:fill-character> </loext:fill-character>
      <number:number number:decimal-places="2" number:min-integer-digits="1" number:grouping="true"/>
      <number:text> </number:text>
    </number:number-style>
    <number:number-style style:name="N126P1" style:volatile="true">
      <loext:text> </loext:text>
      <loext:fill-character> </loext:fill-character>
      <number:text>(</number:text>
      <number:number number:decimal-places="2" number:min-integer-digits="1" number:grouping="true"/>
      <number:text>)</number:text>
    </number:number-style>
    <number:number-style style:name="N126P2" style:volatile="true">
      <loext:text> </loext:text>
      <loext:fill-character> </loext:fill-character>
      <number:text>-</number:text>
      <number:number number:decimal-places="0" number:min-integer-digits="0"/>
      <number:text> </number:text>
    </number:number-style>
    <number:text-style style:name="N126">
      <number:text> </number:text>
      <number:text-content/>
      <number:text> </number:text>
      <style:map style:condition="value()&gt;0" style:apply-style-name="N126P0"/>
      <style:map style:condition="value()&lt;0" style:apply-style-name="N126P1"/>
      <style:map style:condition="value()=0" style:apply-style-name="N126P2"/>
    </number:text-style>
    <number:number-style style:name="N127P0" style:volatile="true">
      <loext:text> $</loext:text>
      <loext:fill-character> </loext:fill-character>
      <number:number number:decimal-places="2" number:min-integer-digits="1" number:grouping="true"/>
      <number:text> </number:text>
    </number:number-style>
    <number:number-style style:name="N127P1" style:volatile="true">
      <loext:text> $</loext:text>
      <loext:fill-character> </loext:fill-character>
      <number:text>(</number:text>
      <number:number number:decimal-places="2" number:min-integer-digits="1" number:grouping="true"/>
      <number:text>)</number:text>
    </number:number-style>
    <number:number-style style:name="N127P2" style:volatile="true">
      <loext:text> $</loext:text>
      <loext:fill-character> </loext:fill-character>
      <number:text>-</number:text>
      <number:number number:decimal-places="0" number:min-integer-digits="0"/>
      <number:text> </number:text>
    </number:number-style>
    <number:text-style style:name="N127">
      <number:text> </number:text>
      <number:text-content/>
      <number:text> </number:text>
      <style:map style:condition="value()&gt;0" style:apply-style-name="N127P0"/>
      <style:map style:condition="value()&lt;0" style:apply-style-name="N127P1"/>
      <style:map style:condition="value()=0" style:apply-style-name="N127P2"/>
    </number:text-style>
    <number:time-style style:name="N128">
      <number:minutes number:style="long"/>
      <number:text>:</number:text>
      <number:seconds number:style="long"/>
    </number:time-style>
    <number:time-style style:name="N129" number:truncate-on-overflow="false">
      <number:hours/>
      <number:text>:</number:text>
      <number:minutes number:style="long"/>
      <number:text>:</number:text>
      <number:seconds number:style="long"/>
    </number:time-style>
    <number:time-style style:name="N130">
      <number:minutes number:style="long"/>
      <number:text>:</number:text>
      <number:seconds number:style="long" number:decimal-places="1"/>
    </number:time-style>
    <number:number-style style:name="N131">
      <number:scientific-number number:decimal-places="1" number:min-integer-digits="3" number:min-exponent-digits="1"/>
    </number:number-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29P0" style:volatile="true" number:language="en" number:country="US">
      <number:number number:decimal-places="0" number:min-integer-digits="1" number:grouping="true"/>
      <number:text> </number:text>
    </number:number-style>
    <number:number-style style:name="N10129" number:language="en" number:country="US">
      <style:text-properties fo:color="#ff0000"/>
      <number:text>(</number:text>
      <number:number number:decimal-places="0" number:min-integer-digits="1" number:grouping="true"/>
      <number:text>)</number:text>
      <style:map style:condition="value()&gt;=0" style:apply-style-name="N10129P0"/>
    </number:number-style>
    <number:number-style style:name="N10130P0" style:volatile="true" number:language="en" number:country="US">
      <number:number number:decimal-places="2" number:min-integer-digits="1" number:grouping="true"/>
      <number:text> </number:text>
    </number:number-style>
    <number:number-style style:name="N10130" number:language="en" number:country="US">
      <style:text-properties fo:color="#ff0000"/>
      <number:text>(</number:text>
      <number:number number:decimal-places="2" number:min-integer-digits="1" number:grouping="true"/>
      <number:text>)</number:text>
      <style:map style:condition="value()&gt;=0" style:apply-style-name="N10130P0"/>
    </number:number-style>
    <number:currency-style style:name="N10131P0" style:volatile="true" number:language="en" number:country="US">
      <number:currency-symbol/>
      <number:number number:decimal-places="0" number:min-integer-digits="1" number:grouping="true"/>
      <number:text> </number:text>
    </number:currency-style>
    <number:currency-style style:name="N10131" number:language="en" number:country="US">
      <number:text>(</number:text>
      <number:currency-symbol/>
      <number:number number:decimal-places="0" number:min-integer-digits="1" number:grouping="true"/>
      <number:text>)</number:text>
      <style:map style:condition="value()&gt;=0" style:apply-style-name="N10131P0"/>
    </number:currency-style>
    <number:currency-style style:name="N10132P0" style:volatile="true" number:language="en" number:country="US">
      <number:currency-symbol/>
      <number:number number:decimal-places="0" number:min-integer-digits="1" number:grouping="true"/>
      <number:text> </number:text>
    </number:currency-style>
    <number:currency-style style:name="N10132" number:language="en" number:country="US">
      <style:text-properties fo:color="#ff0000"/>
      <number:text>(</number:text>
      <number:currency-symbol/>
      <number:number number:decimal-places="0" number:min-integer-digits="1" number:grouping="true"/>
      <number:text>)</number:text>
      <style:map style:condition="value()&gt;=0" style:apply-style-name="N10132P0"/>
    </number:currency-style>
    <number:currency-style style:name="N10133P0" style:volatile="true" number:language="en" number:country="US">
      <number:currency-symbol/>
      <number:number number:decimal-places="2" number:min-integer-digits="1" number:grouping="true"/>
      <number:text> </number:text>
    </number:currency-style>
    <number:currency-style style:name="N10133" number:language="en" number:country="US">
      <number:text>(</number:text>
      <number:currency-symbol/>
      <number:number number:decimal-places="2" number:min-integer-digits="1" number:grouping="true"/>
      <number:text>)</number:text>
      <style:map style:condition="value()&gt;=0" style:apply-style-name="N10133P0"/>
    </number:currency-style>
    <number:currency-style style:name="N10134P0" style:volatile="true" number:language="en" number:country="US">
      <number:currency-symbol/>
      <number:number number:decimal-places="2" number:min-integer-digits="1" number:grouping="true"/>
      <number:text> </number:text>
    </number:currency-style>
    <number:currency-style style:name="N10134" number:language="en" number:country="US">
      <style:text-properties fo:color="#ff0000"/>
      <number:text>(</number:text>
      <number:currency-symbol/>
      <number:number number:decimal-places="2" number:min-integer-digits="1" number:grouping="true"/>
      <number:text>)</number:text>
      <style:map style:condition="value()&gt;=0" style:apply-style-name="N10134P0"/>
    </number:currency-style>
    <style:style style:name="Default" style:family="table-cell">
      <style:table-cell-properties fo:padding="2.01pt" style:rotation-align="none"/>
      <style:text-properties style:font-name="Arial" fo:font-family="Arial" style:font-name-asian="Microsoft YaHei" style:font-family-asian="'Microsoft YaHei'" style:font-family-generic-asian="system" style:font-pitch-asian="variable" style:font-name-complex="Arial" style:font-family-complex="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header-style>
      <style:footer-style>
        <style:header-footer-properties fo:min-height="21.26pt" fo:margin-left="0pt" fo:margin-right="0pt" fo:margin-top="7.09pt" fo:border="2.49pt solid #000000" fo:padding="0.51pt" fo:background-color="#c0c0c0"/>
      </style:footer-style>
    </style:page-layout>
    <style:page-layout style:name="Mpm3">
      <style:page-layout-properties style:num-format="1" style:print-orientation="portrait" fo:margin-top="72pt" fo:margin-bottom="72pt" fo:margin-left="54pt" fo:margin-right="54pt" style:first-page-number="continue" style:scale-to="100%"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4">
      <style:page-layout-properties fo:margin-top="72pt" fo:margin-bottom="72pt" fo:margin-left="54pt" fo:margin-right="54pt" style:first-page-number="continue" style:writing-mode="lr-tb"/>
      <style:header-style>
        <style:header-footer-properties fo:min-height="21.26pt" fo:margin-left="0pt" fo:margin-right="0pt" fo:margin-bottom="0pt"/>
      </style:header-style>
      <style:footer-style>
        <style:header-footer-properties fo:min-height="21.26pt" fo:margin-left="0pt" fo:margin-right="0pt" fo:margin-top="0pt"/>
      </style:footer-style>
    </style:page-layout>
    <style:page-layout style:name="Mpm5">
      <style:page-layout-properties fo:margin-top="54pt" fo:margin-bottom="54pt" fo:margin-left="50.4pt" fo:margin-right="50.4pt" style:first-page-number="continue" style:writing-mode="lr-tb"/>
      <style:header-style>
        <style:header-footer-properties fo:min-height="21.26pt" fo:margin-left="3.46pt" fo:margin-right="3.46pt" fo:margin-bottom="0pt"/>
      </style:header-style>
      <style:footer-style>
        <style:header-footer-properties fo:min-height="21.26pt" fo:margin-left="3.46pt" fo:margin-right="3.46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5-1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Products" style:display-name="PageStyle_Products" style:page-layout-name="Mpm3">
      <style:header style:display="false"/>
      <style:header-left style:display="false"/>
      <style:footer style:display="false"/>
      <style:footer-left style:display="false"/>
    </style:master-page>
    <style:master-page style:name="PageStyle_5f_Documents" style:display-name="PageStyle_Documents" style:page-layout-name="Mpm4">
      <style:header style:display="false"/>
      <style:header-left style:display="false"/>
      <style:footer style:display="false"/>
      <style:footer-left style:display="false"/>
    </style:master-page>
    <style:master-page style:name="PageStyle_5f_Host_20_Computer_20_Platform_28_s_29__20_" style:display-name="PageStyle_Host Computer Platform(s) " style:page-layout-name="Mpm5">
      <style:header style:display="false"/>
      <style:header-left style:display="false"/>
      <style:footer style:display="false"/>
      <style:footer-left style:display="false"/>
    </style:master-page>
    <style:master-page style:name="PageStyle_5f_Goals_20__26__20_Capabilities_20_" style:display-name="PageStyle_Goals &amp; Capabilities " style:page-layout-name="Mpm3">
      <style:header style:display="false"/>
      <style:header-left style:display="false"/>
      <style:footer style:display="false"/>
      <style:footer-left style:display="false"/>
    </style:master-page>
    <style:master-page style:name="PageStyle_5f_Non-Goals_20__26__20_Limitations_20_" style:display-name="PageStyle_Non-Goals &amp; Limitations " style:page-layout-name="Mpm5">
      <style:header style:display="false"/>
      <style:header-left style:display="false"/>
      <style:footer style:display="false"/>
      <style:footer-left style:display="false"/>
    </style:master-page>
    <style:master-page style:name="PageStyle_5f_tsLibCLI_20_" style:display-name="PageStyle_tsLibCLI " style:page-layout-name="Mpm5">
      <style:header style:display="false"/>
      <style:header-left style:display="false"/>
      <style:footer style:display="false"/>
      <style:footer-left style:display="false"/>
    </style:master-page>
    <style:master-page style:name="PageStyle_5f_tsLibGUI_20_" style:display-name="PageStyle_tsLibGUI " style:page-layout-name="Mpm5">
      <style:header style:display="false"/>
      <style:header-left style:display="false"/>
      <style:footer style:display="false"/>
      <style:footer-left style:display="false"/>
    </style:master-page>
    <style:master-page style:name="PageStyle_5f_tsToolsLibCLI_20_" style:display-name="PageStyle_tsToolsLibCLI " style:page-layout-name="Mpm5">
      <style:header style:display="false"/>
      <style:header-left style:display="false"/>
      <style:footer style:display="false"/>
      <style:footer-left style:display="false"/>
    </style:master-page>
    <style:master-page style:name="PageStyle_5f_tsToolsCLI_20_" style:display-name="PageStyle_tsToolsCLI " style:page-layout-name="Mpm5">
      <style:header style:display="false"/>
      <style:header-left style:display="false"/>
      <style:footer style:display="false"/>
      <style:footer-left style:display="false"/>
    </style:master-page>
    <style:master-page style:name="PageStyle_5f_tsUtilities" style:display-name="PageStyle_tsUtilities" style:page-layout-name="Mpm5">
      <style:header style:display="false"/>
      <style:header-left style:display="false"/>
      <style:footer style:display="false"/>
      <style:footer-left style:display="false"/>
    </style:master-page>
    <style:master-page style:name="PageStyle_5f_tsWxGTUI_5f_Py2x_20_" style:display-name="PageStyle_tsWxGTUI_Py2x " style:page-layout-name="Mpm5">
      <style:header style:display="false"/>
      <style:header-left style:display="false"/>
      <style:footer style:display="false"/>
      <style:footer-left style:display="false"/>
    </style:master-page>
    <style:master-page style:name="PageStyle_5f_tsWxGTUI_5f_Py3x" style:display-name="PageStyle_tsWxGTUI_Py3x" style:page-layout-name="Mpm5">
      <style:header style:display="false"/>
      <style:header-left style:display="false"/>
      <style:footer style:display="false"/>
      <style:footer-left style:display="false"/>
    </style:master-page>
    <style:master-page style:name="PageStyle_5f_tsWxGTUI_5f_PyVx" style:display-name="PageStyle_tsWxGTUI_PyVx" style:page-layout-name="Mpm5">
      <style:header style:display="false"/>
      <style:header-left style:display="false"/>
      <style:footer style:display="false"/>
      <style:footer-left style:display="false"/>
    </style:master-page>
    <style:master-page style:name="PageStyle_5f_Distribution_20_Utilities" style:display-name="PageStyle_Distribution Utilities"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ard S. Gordon</meta:initial-creator>
    <meta:creation-date>2015-05-16T09:11:39</meta:creation-date>
    <dc:creator>rsg</dc:creator>
    <dc:date>2015-05-17T07:53:51</dc:date>
    <meta:document-statistic meta:table-count="14" meta:cell-count="1181" meta:object-count="0"/>
    <meta:generator>LibreOffice/4.4.2.2$Windows_x86 LibreOffice_project/c4c7d32d0d49397cad38d62472b0bc8acff48dd6</meta:generator>
  </office:meta>
</office:document-meta>
</file>